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1.2146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/>
    <style:style style:name="ce3" style:family="table-cell" style:parent-style-name="Default"/>
    <style:style style:name="ce1" style:family="table-cell" style:parent-style-name="Default" style:data-style-name="N99"/>
    <style:style style:name="ce2" style:family="table-cell" style:parent-style-name="Default"/>
    <style:style style:name="ce5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16" style:family="table-cell" style:parent-style-name="Default">
      <style:table-cell-properties fo:background-color="#729fcf"/>
    </style:style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-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ce13"/>
        <table:table-column table:style-name="co15" table:default-cell-style-name="ce15"/>
        <table:table-row table:style-name="ro1">
          <table:table-cell/>
          <table:table-cell office:value-type="string" calcext:value-type="string">
            <text:p>use_training_form</text:p>
          </table:table-cell>
          <table:table-cell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table:style-name="ce11" office:value-type="string" calcext:value-type="string">
            <text:p>safe_macro_sensitivity</text:p>
          </table:table-cell>
          <table:table-cell office:value-type="string" calcext:value-type="string">
            <text:p>safe_macro_specificity</text:p>
          </table:table-cell>
          <table:table-cell office:value-type="string" calcext:value-type="string">
            <text:p>safe_macro_PP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70.214" calcext:value-type="float">
            <text:p>70.214</text:p>
          </table:table-cell>
          <table:table-cell table:style-name="ce11"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9.178" calcext:value-type="float">
            <text:p>69.178</text:p>
          </table:table-cell>
          <table:table-cell table:style-name="ce11"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60.892" calcext:value-type="float">
            <text:p>60.892</text:p>
          </table:table-cell>
          <table:table-cell table:style-name="ce11" office:value-type="float" office:value="61.786" calcext:value-type="float">
            <text:p>61.786</text:p>
          </table:table-cell>
          <table:table-cell office:value-type="float" office:value="60" calcext:value-type="float">
            <text:p>60</text:p>
          </table:table-cell>
          <table:table-cell office:value-type="float" office:value="60.857" calcext:value-type="float">
            <text:p>60.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0.714" calcext:value-type="float">
            <text:p>60.714</text:p>
          </table:table-cell>
          <table:table-cell table:style-name="ce11" office:value-type="float" office:value="61.786" calcext:value-type="float">
            <text:p>61.786</text:p>
          </table:table-cell>
          <table:table-cell office:value-type="float" office:value="59.644" calcext:value-type="float">
            <text:p>59.644</text:p>
          </table:table-cell>
          <table:table-cell office:value-type="float" office:value="60.717" calcext:value-type="float">
            <text:p>60.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1.072" calcext:value-type="float">
            <text:p>61.072</text:p>
          </table:table-cell>
          <table:table-cell table:style-name="ce11" office:value-type="float" office:value="61.785" calcext:value-type="float">
            <text:p>61.785</text:p>
          </table:table-cell>
          <table:table-cell office:value-type="float" office:value="60.355" calcext:value-type="float">
            <text:p>60.355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61.963" calcext:value-type="float">
            <text:p>61.963</text:p>
          </table:table-cell>
          <table:table-cell table:style-name="ce11" office:value-type="float" office:value="61.429" calcext:value-type="float">
            <text:p>61.429</text:p>
          </table:table-cell>
          <table:table-cell office:value-type="float" office:value="62.5" calcext:value-type="float">
            <text:p>62.5</text:p>
          </table:table-cell>
          <table:table-cell office:value-type="float" office:value="62.229" calcext:value-type="float">
            <text:p>62.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1.071" calcext:value-type="float">
            <text:p>61.071</text:p>
          </table:table-cell>
          <table:table-cell table:style-name="ce11" office:value-type="float" office:value="61.786" calcext:value-type="float">
            <text:p>61.786</text:p>
          </table:table-cell>
          <table:table-cell office:value-type="float" office:value="60.358" calcext:value-type="float">
            <text:p>60.358</text:p>
          </table:table-cell>
          <table:table-cell office:value-type="float" office:value="61.146" calcext:value-type="float">
            <text:p>61.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1.072" calcext:value-type="float">
            <text:p>61.072</text:p>
          </table:table-cell>
          <table:table-cell table:style-name="ce11" office:value-type="float" office:value="61.785" calcext:value-type="float">
            <text:p>61.785</text:p>
          </table:table-cell>
          <table:table-cell office:value-type="float" office:value="60.355" calcext:value-type="float">
            <text:p>60.355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8.999" calcext:value-type="float">
            <text:p>68.999</text:p>
          </table:table-cell>
          <table:table-cell table:style-name="ce11"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8.035" calcext:value-type="float">
            <text:p>68.035</text:p>
          </table:table-cell>
          <table:table-cell table:style-name="ce11"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61.071" calcext:value-type="float">
            <text:p>61.071</text:p>
          </table:table-cell>
          <table:table-cell table:style-name="ce11" office:value-type="float" office:value="62.857" calcext:value-type="float">
            <text:p>62.857</text:p>
          </table:table-cell>
          <table:table-cell office:value-type="float" office:value="59.286" calcext:value-type="float">
            <text:p>59.286</text:p>
          </table:table-cell>
          <table:table-cell office:value-type="float" office:value="60.961" calcext:value-type="float">
            <text:p>60.9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0.893" calcext:value-type="float">
            <text:p>60.893</text:p>
          </table:table-cell>
          <table:table-cell table:style-name="ce11" office:value-type="float" office:value="63.929" calcext:value-type="float">
            <text:p>63.929</text:p>
          </table:table-cell>
          <table:table-cell office:value-type="float" office:value="57.858" calcext:value-type="float">
            <text:p>57.858</text:p>
          </table:table-cell>
          <table:table-cell office:value-type="float" office:value="60.581" calcext:value-type="float">
            <text:p>60.5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1.608" calcext:value-type="float">
            <text:p>61.608</text:p>
          </table:table-cell>
          <table:table-cell table:style-name="ce11" office:value-type="float" office:value="67.143" calcext:value-type="float">
            <text:p>67.143</text:p>
          </table:table-cell>
          <table:table-cell office:value-type="float" office:value="56.07" calcext:value-type="float">
            <text:p>56.07</text:p>
          </table:table-cell>
          <table:table-cell office:value-type="float" office:value="60.831" calcext:value-type="float">
            <text:p>60.8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61.964" calcext:value-type="float">
            <text:p>61.964</text:p>
          </table:table-cell>
          <table:table-cell table:style-name="ce11" office:value-type="float" office:value="62.857" calcext:value-type="float">
            <text:p>62.857</text:p>
          </table:table-cell>
          <table:table-cell office:value-type="float" office:value="61.072" calcext:value-type="float">
            <text:p>61.072</text:p>
          </table:table-cell>
          <table:table-cell office:value-type="float" office:value="62.085" calcext:value-type="float">
            <text:p>62.0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1.428" calcext:value-type="float">
            <text:p>61.428</text:p>
          </table:table-cell>
          <table:table-cell table:style-name="ce11" office:value-type="float" office:value="63.929" calcext:value-type="float">
            <text:p>63.929</text:p>
          </table:table-cell>
          <table:table-cell office:value-type="float" office:value="58.929" calcext:value-type="float">
            <text:p>58.929</text:p>
          </table:table-cell>
          <table:table-cell office:value-type="float" office:value="61.197" calcext:value-type="float">
            <text:p>61.1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1.608" calcext:value-type="float">
            <text:p>61.608</text:p>
          </table:table-cell>
          <table:table-cell table:style-name="ce11" office:value-type="float" office:value="67.143" calcext:value-type="float">
            <text:p>67.143</text:p>
          </table:table-cell>
          <table:table-cell office:value-type="float" office:value="56.07" calcext:value-type="float">
            <text:p>56.07</text:p>
          </table:table-cell>
          <table:table-cell office:value-type="float" office:value="60.831" calcext:value-type="float">
            <text:p>60.8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8.535" calcext:value-type="float">
            <text:p>68.535</text:p>
          </table:table-cell>
          <table:table-cell table:style-name="ce11"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8.358" calcext:value-type="float">
            <text:p>68.358</text:p>
          </table:table-cell>
          <table:table-cell table:style-name="ce11"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58.035" calcext:value-type="float">
            <text:p>58.035</text:p>
          </table:table-cell>
          <table:table-cell table:style-name="ce11" office:value-type="float" office:value="54.641" calcext:value-type="float">
            <text:p>54.641</text:p>
          </table:table-cell>
          <table:table-cell office:value-type="float" office:value="61.428" calcext:value-type="float">
            <text:p>61.428</text:p>
          </table:table-cell>
          <table:table-cell office:value-type="float" office:value="59.156" calcext:value-type="float">
            <text:p>59.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57.677" calcext:value-type="float">
            <text:p>57.677</text:p>
          </table:table-cell>
          <table:table-cell table:style-name="ce11" office:value-type="float" office:value="54.999" calcext:value-type="float">
            <text:p>54.999</text:p>
          </table:table-cell>
          <table:table-cell office:value-type="float" office:value="60.358" calcext:value-type="float">
            <text:p>60.358</text:p>
          </table:table-cell>
          <table:table-cell office:value-type="float" office:value="58.211" calcext:value-type="float">
            <text:p>58.2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0.178" calcext:value-type="float">
            <text:p>60.178</text:p>
          </table:table-cell>
          <table:table-cell table:style-name="ce11" office:value-type="float" office:value="62.858" calcext:value-type="float">
            <text:p>62.858</text:p>
          </table:table-cell>
          <table:table-cell office:value-type="float" office:value="57.501" calcext:value-type="float">
            <text:p>57.501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57.501" calcext:value-type="float">
            <text:p>57.501</text:p>
          </table:table-cell>
          <table:table-cell table:style-name="ce11" office:value-type="float" office:value="54.642" calcext:value-type="float">
            <text:p>54.642</text:p>
          </table:table-cell>
          <table:table-cell office:value-type="float" office:value="60.357" calcext:value-type="float">
            <text:p>60.357</text:p>
          </table:table-cell>
          <table:table-cell office:value-type="float" office:value="58.251" calcext:value-type="float">
            <text:p>58.2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58.214" calcext:value-type="float">
            <text:p>58.214</text:p>
          </table:table-cell>
          <table:table-cell table:style-name="ce11" office:value-type="float" office:value="55.357" calcext:value-type="float">
            <text:p>55.357</text:p>
          </table:table-cell>
          <table:table-cell office:value-type="float" office:value="61.072" calcext:value-type="float">
            <text:p>61.072</text:p>
          </table:table-cell>
          <table:table-cell office:value-type="float" office:value="58.638" calcext:value-type="float">
            <text:p>58.6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0.178" calcext:value-type="float">
            <text:p>60.178</text:p>
          </table:table-cell>
          <table:table-cell table:style-name="ce11" office:value-type="float" office:value="62.858" calcext:value-type="float">
            <text:p>62.858</text:p>
          </table:table-cell>
          <table:table-cell office:value-type="float" office:value="57.501" calcext:value-type="float">
            <text:p>57.501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4.894" calcext:value-type="float">
            <text:p>64.894</text:p>
          </table:table-cell>
          <table:table-cell table:style-name="ce11"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4.393" calcext:value-type="float">
            <text:p>64.393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57.5" calcext:value-type="float">
            <text:p>57.5</text:p>
          </table:table-cell>
          <table:table-cell table:style-name="ce11" office:value-type="float" office:value="57.856" calcext:value-type="float">
            <text:p>57.856</text:p>
          </table:table-cell>
          <table:table-cell office:value-type="float" office:value="57.143" calcext:value-type="float">
            <text:p>57.143</text:p>
          </table:table-cell>
          <table:table-cell office:value-type="float" office:value="57.426" calcext:value-type="float">
            <text:p>57.4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57.499" calcext:value-type="float">
            <text:p>57.499</text:p>
          </table:table-cell>
          <table:table-cell table:style-name="ce11" office:value-type="float" office:value="57.142" calcext:value-type="float">
            <text:p>57.142</text:p>
          </table:table-cell>
          <table:table-cell office:value-type="float" office:value="57.857" calcext:value-type="float">
            <text:p>57.857</text:p>
          </table:table-cell>
          <table:table-cell office:value-type="float" office:value="57.506" calcext:value-type="float">
            <text:p>57.5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58.213" calcext:value-type="float">
            <text:p>58.213</text:p>
          </table:table-cell>
          <table:table-cell table:style-name="ce11" office:value-type="float" office:value="61.429" calcext:value-type="float">
            <text:p>61.429</text:p>
          </table:table-cell>
          <table:table-cell office:value-type="float" office:value="54.999" calcext:value-type="float">
            <text:p>54.999</text:p>
          </table:table-cell>
          <table:table-cell office:value-type="float" office:value="57.436" calcext:value-type="float">
            <text:p>57.4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58.215" calcext:value-type="float">
            <text:p>58.215</text:p>
          </table:table-cell>
          <table:table-cell table:style-name="ce11" office:value-type="float" office:value="59.285" calcext:value-type="float">
            <text:p>59.285</text:p>
          </table:table-cell>
          <table:table-cell office:value-type="float" office:value="57.143" calcext:value-type="float">
            <text:p>57.143</text:p>
          </table:table-cell>
          <table:table-cell office:value-type="float" office:value="58.035" calcext:value-type="float">
            <text:p>58.0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57.859" calcext:value-type="float">
            <text:p>57.859</text:p>
          </table:table-cell>
          <table:table-cell table:style-name="ce11" office:value-type="float" office:value="58.214" calcext:value-type="float">
            <text:p>58.214</text:p>
          </table:table-cell>
          <table:table-cell office:value-type="float" office:value="57.499" calcext:value-type="float">
            <text:p>57.499</text:p>
          </table:table-cell>
          <table:table-cell office:value-type="float" office:value="57.773" calcext:value-type="float">
            <text:p>57.7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58.034" calcext:value-type="float">
            <text:p>58.034</text:p>
          </table:table-cell>
          <table:table-cell table:style-name="ce11" office:value-type="float" office:value="61.786" calcext:value-type="float">
            <text:p>61.786</text:p>
          </table:table-cell>
          <table:table-cell office:value-type="float" office:value="54.284" calcext:value-type="float">
            <text:p>54.284</text:p>
          </table:table-cell>
          <table:table-cell office:value-type="float" office:value="57.118" calcext:value-type="float">
            <text:p>57.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6.822" calcext:value-type="float">
            <text:p>66.822</text:p>
          </table:table-cell>
          <table:table-cell table:style-name="ce11"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6.071" calcext:value-type="float">
            <text:p>66.071</text:p>
          </table:table-cell>
          <table:table-cell table:style-name="ce11"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60.359" calcext:value-type="float">
            <text:p>60.359</text:p>
          </table:table-cell>
          <table:table-cell table:style-name="ce11" office:value-type="float" office:value="62.858" calcext:value-type="float">
            <text:p>62.858</text:p>
          </table:table-cell>
          <table:table-cell office:value-type="float" office:value="57.857" calcext:value-type="float">
            <text:p>57.857</text:p>
          </table:table-cell>
          <table:table-cell office:value-type="float" office:value="59.622" calcext:value-type="float">
            <text:p>59.6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0.715" calcext:value-type="float">
            <text:p>60.715</text:p>
          </table:table-cell>
          <table:table-cell table:style-name="ce11" office:value-type="float" office:value="63.93" calcext:value-type="float">
            <text:p>63.93</text:p>
          </table:table-cell>
          <table:table-cell office:value-type="float" office:value="57.499" calcext:value-type="float">
            <text:p>57.499</text:p>
          </table:table-cell>
          <table:table-cell office:value-type="float" office:value="59.87" calcext:value-type="float">
            <text:p>59.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58.573" calcext:value-type="float">
            <text:p>58.573</text:p>
          </table:table-cell>
          <table:table-cell table:style-name="ce11" office:value-type="float" office:value="61.787" calcext:value-type="float">
            <text:p>61.787</text:p>
          </table:table-cell>
          <table:table-cell office:value-type="float" office:value="55.358" calcext:value-type="float">
            <text:p>55.358</text:p>
          </table:table-cell>
          <table:table-cell office:value-type="float" office:value="57.609" calcext:value-type="float">
            <text:p>57.6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60.535" calcext:value-type="float">
            <text:p>60.535</text:p>
          </table:table-cell>
          <table:table-cell table:style-name="ce11" office:value-type="float" office:value="63.216" calcext:value-type="float">
            <text:p>63.216</text:p>
          </table:table-cell>
          <table:table-cell office:value-type="float" office:value="57.856" calcext:value-type="float">
            <text:p>57.856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59.821" calcext:value-type="float">
            <text:p>59.821</text:p>
          </table:table-cell>
          <table:table-cell table:style-name="ce11" office:value-type="float" office:value="62.859" calcext:value-type="float">
            <text:p>62.859</text:p>
          </table:table-cell>
          <table:table-cell office:value-type="float" office:value="56.785" calcext:value-type="float">
            <text:p>56.785</text:p>
          </table:table-cell>
          <table:table-cell office:value-type="float" office:value="58.936" calcext:value-type="float">
            <text:p>58.9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58.573" calcext:value-type="float">
            <text:p>58.573</text:p>
          </table:table-cell>
          <table:table-cell table:style-name="ce11" office:value-type="float" office:value="61.787" calcext:value-type="float">
            <text:p>61.787</text:p>
          </table:table-cell>
          <table:table-cell office:value-type="float" office:value="55.358" calcext:value-type="float">
            <text:p>55.358</text:p>
          </table:table-cell>
          <table:table-cell office:value-type="float" office:value="57.609" calcext:value-type="float">
            <text:p>57.6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6.214" calcext:value-type="float">
            <text:p>66.214</text:p>
          </table:table-cell>
          <table:table-cell table:style-name="ce11"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5.786" calcext:value-type="float">
            <text:p>65.786</text:p>
          </table:table-cell>
          <table:table-cell table:style-name="ce11"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63.929" calcext:value-type="float">
            <text:p>63.929</text:p>
          </table:table-cell>
          <table:table-cell table:style-name="ce11" office:value-type="float" office:value="63.215" calcext:value-type="float">
            <text:p>63.215</text:p>
          </table:table-cell>
          <table:table-cell office:value-type="float" office:value="64.642" calcext:value-type="float">
            <text:p>64.642</text:p>
          </table:table-cell>
          <table:table-cell office:value-type="float" office:value="64.345" calcext:value-type="float">
            <text:p>64.3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3.037" calcext:value-type="float">
            <text:p>63.037</text:p>
          </table:table-cell>
          <table:table-cell table:style-name="ce11" office:value-type="float" office:value="62.499" calcext:value-type="float">
            <text:p>62.499</text:p>
          </table:table-cell>
          <table:table-cell office:value-type="float" office:value="63.571" calcext:value-type="float">
            <text:p>63.571</text:p>
          </table:table-cell>
          <table:table-cell office:value-type="float" office:value="63.597" calcext:value-type="float">
            <text:p>63.5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0.179" calcext:value-type="float">
            <text:p>60.179</text:p>
          </table:table-cell>
          <table:table-cell table:style-name="ce11" office:value-type="float" office:value="61.428" calcext:value-type="float">
            <text:p>61.428</text:p>
          </table:table-cell>
          <table:table-cell office:value-type="float" office:value="58.928" calcext:value-type="float">
            <text:p>58.928</text:p>
          </table:table-cell>
          <table:table-cell office:value-type="float" office:value="59.944" calcext:value-type="float">
            <text:p>59.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62.678" calcext:value-type="float">
            <text:p>62.678</text:p>
          </table:table-cell>
          <table:table-cell table:style-name="ce11" office:value-type="float" office:value="62.144" calcext:value-type="float">
            <text:p>62.144</text:p>
          </table:table-cell>
          <table:table-cell office:value-type="float" office:value="63.214" calcext:value-type="float">
            <text:p>63.214</text:p>
          </table:table-cell>
          <table:table-cell office:value-type="float" office:value="62.938" calcext:value-type="float">
            <text:p>62.9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2.144" calcext:value-type="float">
            <text:p>62.144</text:p>
          </table:table-cell>
          <table:table-cell table:style-name="ce11" office:value-type="float" office:value="61.427" calcext:value-type="float">
            <text:p>61.427</text:p>
          </table:table-cell>
          <table:table-cell office:value-type="float" office:value="62.857" calcext:value-type="float">
            <text:p>62.857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0.179" calcext:value-type="float">
            <text:p>60.179</text:p>
          </table:table-cell>
          <table:table-cell table:style-name="ce11" office:value-type="float" office:value="61.428" calcext:value-type="float">
            <text:p>61.428</text:p>
          </table:table-cell>
          <table:table-cell office:value-type="float" office:value="58.928" calcext:value-type="float">
            <text:p>58.928</text:p>
          </table:table-cell>
          <table:table-cell office:value-type="float" office:value="59.944" calcext:value-type="float">
            <text:p>59.9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71.286" calcext:value-type="float">
            <text:p>71.286</text:p>
          </table:table-cell>
          <table:table-cell table:style-name="ce11"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70.678" calcext:value-type="float">
            <text:p>70.678</text:p>
          </table:table-cell>
          <table:table-cell table:style-name="ce11"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61.429" calcext:value-type="float">
            <text:p>61.429</text:p>
          </table:table-cell>
          <table:table-cell table:style-name="ce11" office:value-type="float" office:value="60.714" calcext:value-type="float">
            <text:p>60.714</text:p>
          </table:table-cell>
          <table:table-cell office:value-type="float" office:value="62.144" calcext:value-type="float">
            <text:p>62.144</text:p>
          </table:table-cell>
          <table:table-cell office:value-type="float" office:value="61.491" calcext:value-type="float">
            <text:p>61.4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1.964" calcext:value-type="float">
            <text:p>61.964</text:p>
          </table:table-cell>
          <table:table-cell table:style-name="ce11" office:value-type="float" office:value="62.143" calcext:value-type="float">
            <text:p>62.143</text:p>
          </table:table-cell>
          <table:table-cell office:value-type="float" office:value="61.785" calcext:value-type="float">
            <text:p>61.785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1.964" calcext:value-type="float">
            <text:p>61.964</text:p>
          </table:table-cell>
          <table:table-cell table:style-name="ce11" office:value-type="float" office:value="63.929" calcext:value-type="float">
            <text:p>63.929</text:p>
          </table:table-cell>
          <table:table-cell office:value-type="float" office:value="60.001" calcext:value-type="float">
            <text:p>60.001</text:p>
          </table:table-cell>
          <table:table-cell office:value-type="float" office:value="61.527" calcext:value-type="float">
            <text:p>61.5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60.001" calcext:value-type="float">
            <text:p>60.001</text:p>
          </table:table-cell>
          <table:table-cell table:style-name="ce11" office:value-type="float" office:value="58.571" calcext:value-type="float">
            <text:p>58.571</text:p>
          </table:table-cell>
          <table:table-cell office:value-type="float" office:value="61.429" calcext:value-type="float">
            <text:p>61.429</text:p>
          </table:table-cell>
          <table:table-cell office:value-type="float" office:value="59.54" calcext:value-type="float">
            <text:p>59.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1.072" calcext:value-type="float">
            <text:p>61.072</text:p>
          </table:table-cell>
          <table:table-cell table:style-name="ce11" office:value-type="float" office:value="60.714" calcext:value-type="float">
            <text:p>60.714</text:p>
          </table:table-cell>
          <table:table-cell office:value-type="float" office:value="61.428" calcext:value-type="float">
            <text:p>61.428</text:p>
          </table:table-cell>
          <table:table-cell office:value-type="float" office:value="61.08" calcext:value-type="float">
            <text:p>61.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1.964" calcext:value-type="float">
            <text:p>61.964</text:p>
          </table:table-cell>
          <table:table-cell table:style-name="ce11" office:value-type="float" office:value="63.929" calcext:value-type="float">
            <text:p>63.929</text:p>
          </table:table-cell>
          <table:table-cell office:value-type="float" office:value="60.001" calcext:value-type="float">
            <text:p>60.001</text:p>
          </table:table-cell>
          <table:table-cell office:value-type="float" office:value="61.527" calcext:value-type="float">
            <text:p>61.5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9.393" calcext:value-type="float">
            <text:p>69.393</text:p>
          </table:table-cell>
          <table:table-cell table:style-name="ce11"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8.678" calcext:value-type="float">
            <text:p>68.678</text:p>
          </table:table-cell>
          <table:table-cell table:style-name="ce11"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59.641" calcext:value-type="float">
            <text:p>59.641</text:p>
          </table:table-cell>
          <table:table-cell table:style-name="ce11" office:value-type="float" office:value="59.285" calcext:value-type="float">
            <text:p>59.285</text:p>
          </table:table-cell>
          <table:table-cell office:value-type="float" office:value="59.999" calcext:value-type="float">
            <text:p>59.999</text:p>
          </table:table-cell>
          <table:table-cell office:value-type="float" office:value="59.699" calcext:value-type="float">
            <text:p>59.6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0.177" calcext:value-type="float">
            <text:p>60.177</text:p>
          </table:table-cell>
          <table:table-cell table:style-name="ce11" office:value-type="float" office:value="62.142" calcext:value-type="float">
            <text:p>62.142</text:p>
          </table:table-cell>
          <table:table-cell office:value-type="float" office:value="58.214" calcext:value-type="float">
            <text:p>58.214</text:p>
          </table:table-cell>
          <table:table-cell office:value-type="float" office:value="59.722" calcext:value-type="float">
            <text:p>59.7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0.534" calcext:value-type="float">
            <text:p>60.534</text:p>
          </table:table-cell>
          <table:table-cell table:style-name="ce11" office:value-type="float" office:value="63.929" calcext:value-type="float">
            <text:p>63.929</text:p>
          </table:table-cell>
          <table:table-cell office:value-type="float" office:value="57.143" calcext:value-type="float">
            <text:p>57.143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58.394" calcext:value-type="float">
            <text:p>58.394</text:p>
          </table:table-cell>
          <table:table-cell table:style-name="ce11" office:value-type="float" office:value="57.857" calcext:value-type="float">
            <text:p>57.857</text:p>
          </table:table-cell>
          <table:table-cell office:value-type="float" office:value="58.928" calcext:value-type="float">
            <text:p>58.928</text:p>
          </table:table-cell>
          <table:table-cell office:value-type="float" office:value="58.528" calcext:value-type="float">
            <text:p>58.5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59.82" calcext:value-type="float">
            <text:p>59.82</text:p>
          </table:table-cell>
          <table:table-cell table:style-name="ce11" office:value-type="float" office:value="61.428" calcext:value-type="float">
            <text:p>61.428</text:p>
          </table:table-cell>
          <table:table-cell office:value-type="float" office:value="58.215" calcext:value-type="float">
            <text:p>58.215</text:p>
          </table:table-cell>
          <table:table-cell office:value-type="float" office:value="59.425" calcext:value-type="float">
            <text:p>59.4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0.534" calcext:value-type="float">
            <text:p>60.534</text:p>
          </table:table-cell>
          <table:table-cell table:style-name="ce11" office:value-type="float" office:value="63.929" calcext:value-type="float">
            <text:p>63.929</text:p>
          </table:table-cell>
          <table:table-cell office:value-type="float" office:value="57.143" calcext:value-type="float">
            <text:p>57.143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9.929" calcext:value-type="float">
            <text:p>69.929</text:p>
          </table:table-cell>
          <table:table-cell table:style-name="ce11"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9.25" calcext:value-type="float">
            <text:p>69.25</text:p>
          </table:table-cell>
          <table:table-cell table:style-name="ce11"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60.535" calcext:value-type="float">
            <text:p>60.535</text:p>
          </table:table-cell>
          <table:table-cell table:style-name="ce11" office:value-type="float" office:value="61.785" calcext:value-type="float">
            <text:p>61.785</text:p>
          </table:table-cell>
          <table:table-cell office:value-type="float" office:value="59.285" calcext:value-type="float">
            <text:p>59.285</text:p>
          </table:table-cell>
          <table:table-cell office:value-type="float" office:value="60.422" calcext:value-type="float">
            <text:p>60.4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0.179" calcext:value-type="float">
            <text:p>60.179</text:p>
          </table:table-cell>
          <table:table-cell table:style-name="ce11" office:value-type="float" office:value="62.5" calcext:value-type="float">
            <text:p>62.5</text:p>
          </table:table-cell>
          <table:table-cell office:value-type="float" office:value="57.858" calcext:value-type="float">
            <text:p>57.858</text:p>
          </table:table-cell>
          <table:table-cell office:value-type="float" office:value="59.842" calcext:value-type="float">
            <text:p>59.8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0.536" calcext:value-type="float">
            <text:p>60.536</text:p>
          </table:table-cell>
          <table:table-cell table:style-name="ce11" office:value-type="float" office:value="62.501" calcext:value-type="float">
            <text:p>62.501</text:p>
          </table:table-cell>
          <table:table-cell office:value-type="float" office:value="58.571" calcext:value-type="float">
            <text:p>58.571</text:p>
          </table:table-cell>
          <table:table-cell office:value-type="float" office:value="60.135" calcext:value-type="float">
            <text:p>60.1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61.071" calcext:value-type="float">
            <text:p>61.071</text:p>
          </table:table-cell>
          <table:table-cell table:style-name="ce11" office:value-type="float" office:value="61.785" calcext:value-type="float">
            <text:p>61.785</text:p>
          </table:table-cell>
          <table:table-cell office:value-type="float" office:value="60.357" calcext:value-type="float">
            <text:p>60.357</text:p>
          </table:table-cell>
          <table:table-cell office:value-type="float" office:value="60.992" calcext:value-type="float">
            <text:p>60.9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0.179" calcext:value-type="float">
            <text:p>60.179</text:p>
          </table:table-cell>
          <table:table-cell table:style-name="ce11" office:value-type="float" office:value="62.143" calcext:value-type="float">
            <text:p>62.143</text:p>
          </table:table-cell>
          <table:table-cell office:value-type="float" office:value="58.215" calcext:value-type="float">
            <text:p>58.215</text:p>
          </table:table-cell>
          <table:table-cell office:value-type="float" office:value="59.905" calcext:value-type="float">
            <text:p>59.9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0.536" calcext:value-type="float">
            <text:p>60.536</text:p>
          </table:table-cell>
          <table:table-cell table:style-name="ce11" office:value-type="float" office:value="62.501" calcext:value-type="float">
            <text:p>62.501</text:p>
          </table:table-cell>
          <table:table-cell office:value-type="float" office:value="58.571" calcext:value-type="float">
            <text:p>58.571</text:p>
          </table:table-cell>
          <table:table-cell office:value-type="float" office:value="60.135" calcext:value-type="float">
            <text:p>60.1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3.182" calcext:value-type="float">
            <text:p>83.182</text:p>
          </table:table-cell>
          <table:table-cell table:style-name="ce12" office:value-type="float" office:value="76.001" calcext:value-type="float">
            <text:p>76.001</text:p>
          </table:table-cell>
          <table:table-cell table:style-name="ce14" office:value-type="float" office:value="90.364" calcext:value-type="float">
            <text:p>90.364</text:p>
          </table:table-cell>
          <table:table-cell table:style-name="ce17" office:value-type="float" office:value="89.629" calcext:value-type="float">
            <text:p>89.6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2.363" calcext:value-type="float">
            <text:p>82.363</text:p>
          </table:table-cell>
          <table:table-cell table:style-name="ce11"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5.91" calcext:value-type="float">
            <text:p>75.91</text:p>
          </table:table-cell>
          <table:table-cell table:style-name="ce11" office:value-type="float" office:value="67.275" calcext:value-type="float">
            <text:p>67.275</text:p>
          </table:table-cell>
          <table:table-cell office:value-type="float" office:value="84.547" calcext:value-type="float">
            <text:p>84.547</text:p>
          </table:table-cell>
          <table:table-cell office:value-type="float" office:value="81.967" calcext:value-type="float">
            <text:p>81.9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5.454" calcext:value-type="float">
            <text:p>75.454</text:p>
          </table:table-cell>
          <table:table-cell table:style-name="ce11" office:value-type="float" office:value="70.003" calcext:value-type="float">
            <text:p>70.003</text:p>
          </table:table-cell>
          <table:table-cell office:value-type="float" office:value="80.911" calcext:value-type="float">
            <text:p>80.911</text:p>
          </table:table-cell>
          <table:table-cell office:value-type="float" office:value="79.352" calcext:value-type="float">
            <text:p>79.3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5.909" calcext:value-type="float">
            <text:p>75.909</text:p>
          </table:table-cell>
          <table:table-cell table:style-name="ce11" office:value-type="float" office:value="74.548" calcext:value-type="float">
            <text:p>74.548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099" calcext:value-type="float">
            <text:p>77.0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7.273" calcext:value-type="float">
            <text:p>77.273</text:p>
          </table:table-cell>
          <table:table-cell table:style-name="ce11" office:value-type="float" office:value="69.093" calcext:value-type="float">
            <text:p>69.093</text:p>
          </table:table-cell>
          <table:table-cell office:value-type="float" office:value="85.456" calcext:value-type="float">
            <text:p>85.456</text:p>
          </table:table-cell>
          <table:table-cell office:value-type="float" office:value="83.194" calcext:value-type="float">
            <text:p>83.1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6.817" calcext:value-type="float">
            <text:p>76.817</text:p>
          </table:table-cell>
          <table:table-cell table:style-name="ce11" office:value-type="float" office:value="71.821" calcext:value-type="float">
            <text:p>71.821</text:p>
          </table:table-cell>
          <table:table-cell office:value-type="float" office:value="81.82" calcext:value-type="float">
            <text:p>81.82</text:p>
          </table:table-cell>
          <table:table-cell office:value-type="float" office:value="80.579" calcext:value-type="float">
            <text:p>80.5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5.909" calcext:value-type="float">
            <text:p>75.909</text:p>
          </table:table-cell>
          <table:table-cell table:style-name="ce11" office:value-type="float" office:value="74.548" calcext:value-type="float">
            <text:p>74.548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099" calcext:value-type="float">
            <text:p>77.0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2.635" calcext:value-type="float">
            <text:p>82.635</text:p>
          </table:table-cell>
          <table:table-cell table:style-name="ce11"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1.546" calcext:value-type="float">
            <text:p>81.546</text:p>
          </table:table-cell>
          <table:table-cell table:style-name="ce11"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3.182" calcext:value-type="float">
            <text:p>73.182</text:p>
          </table:table-cell>
          <table:table-cell table:style-name="ce11" office:value-type="float" office:value="66.366" calcext:value-type="float">
            <text:p>66.366</text:p>
          </table:table-cell>
          <table:table-cell office:value-type="float" office:value="80.002" calcext:value-type="float">
            <text:p>80.002</text:p>
          </table:table-cell>
          <table:table-cell office:value-type="float" office:value="77.033" calcext:value-type="float">
            <text:p>77.0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4.091" calcext:value-type="float">
            <text:p>74.091</text:p>
          </table:table-cell>
          <table:table-cell table:style-name="ce11" office:value-type="float" office:value="68.185" calcext:value-type="float">
            <text:p>68.185</text:p>
          </table:table-cell>
          <table:table-cell office:value-type="float" office:value="80.002" calcext:value-type="float">
            <text:p>80.002</text:p>
          </table:table-cell>
          <table:table-cell office:value-type="float" office:value="77.64" calcext:value-type="float">
            <text:p>77.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2.274" calcext:value-type="float">
            <text:p>72.274</text:p>
          </table:table-cell>
          <table:table-cell table:style-name="ce11" office:value-type="float" office:value="70.002" calcext:value-type="float">
            <text:p>70.002</text:p>
          </table:table-cell>
          <table:table-cell office:value-type="float" office:value="74.547" calcext:value-type="float">
            <text:p>74.547</text:p>
          </table:table-cell>
          <table:table-cell office:value-type="float" office:value="74.293" calcext:value-type="float">
            <text:p>74.2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5.455" calcext:value-type="float">
            <text:p>75.455</text:p>
          </table:table-cell>
          <table:table-cell table:style-name="ce11" office:value-type="float" office:value="69.093" calcext:value-type="float">
            <text:p>69.093</text:p>
          </table:table-cell>
          <table:table-cell office:value-type="float" office:value="81.82" calcext:value-type="float">
            <text:p>81.82</text:p>
          </table:table-cell>
          <table:table-cell office:value-type="float" office:value="79.24" calcext:value-type="float">
            <text:p>79.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5.908" calcext:value-type="float">
            <text:p>75.908</text:p>
          </table:table-cell>
          <table:table-cell table:style-name="ce11" office:value-type="float" office:value="70.003" calcext:value-type="float">
            <text:p>70.003</text:p>
          </table:table-cell>
          <table:table-cell office:value-type="float" office:value="81.82" calcext:value-type="float">
            <text:p>81.82</text:p>
          </table:table-cell>
          <table:table-cell office:value-type="float" office:value="79.685" calcext:value-type="float">
            <text:p>79.6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2.274" calcext:value-type="float">
            <text:p>72.274</text:p>
          </table:table-cell>
          <table:table-cell table:style-name="ce11" office:value-type="float" office:value="70.002" calcext:value-type="float">
            <text:p>70.002</text:p>
          </table:table-cell>
          <table:table-cell office:value-type="float" office:value="74.547" calcext:value-type="float">
            <text:p>74.547</text:p>
          </table:table-cell>
          <table:table-cell office:value-type="float" office:value="74.293" calcext:value-type="float">
            <text:p>74.2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2.636" calcext:value-type="float">
            <text:p>82.636</text:p>
          </table:table-cell>
          <table:table-cell table:style-name="ce11"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0.908" calcext:value-type="float">
            <text:p>80.908</text:p>
          </table:table-cell>
          <table:table-cell table:style-name="ce11"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4.546" calcext:value-type="float">
            <text:p>74.546</text:p>
          </table:table-cell>
          <table:table-cell table:style-name="ce11" office:value-type="float" office:value="65.456" calcext:value-type="float">
            <text:p>65.456</text:p>
          </table:table-cell>
          <table:table-cell office:value-type="float" office:value="83.638" calcext:value-type="float">
            <text:p>83.638</text:p>
          </table:table-cell>
          <table:table-cell office:value-type="float" office:value="80.809" calcext:value-type="float">
            <text:p>80.8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3.182" calcext:value-type="float">
            <text:p>73.182</text:p>
          </table:table-cell>
          <table:table-cell table:style-name="ce11" office:value-type="float" office:value="68.184" calcext:value-type="float">
            <text:p>68.184</text:p>
          </table:table-cell>
          <table:table-cell office:value-type="float" office:value="78.184" calcext:value-type="float">
            <text:p>78.184</text:p>
          </table:table-cell>
          <table:table-cell office:value-type="float" office:value="76.741" calcext:value-type="float">
            <text:p>76.7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2.272" calcext:value-type="float">
            <text:p>72.272</text:p>
          </table:table-cell>
          <table:table-cell table:style-name="ce11" office:value-type="float" office:value="73.638" calcext:value-type="float">
            <text:p>73.638</text:p>
          </table:table-cell>
          <table:table-cell office:value-type="float" office:value="70.912" calcext:value-type="float">
            <text:p>70.912</text:p>
          </table:table-cell>
          <table:table-cell office:value-type="float" office:value="71.364" calcext:value-type="float">
            <text:p>71.3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5.91" calcext:value-type="float">
            <text:p>75.91</text:p>
          </table:table-cell>
          <table:table-cell table:style-name="ce11" office:value-type="float" office:value="68.183" calcext:value-type="float">
            <text:p>68.183</text:p>
          </table:table-cell>
          <table:table-cell office:value-type="float" office:value="83.638" calcext:value-type="float">
            <text:p>83.638</text:p>
          </table:table-cell>
          <table:table-cell office:value-type="float" office:value="81.491" calcext:value-type="float">
            <text:p>81.4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4.546" calcext:value-type="float">
            <text:p>74.546</text:p>
          </table:table-cell>
          <table:table-cell table:style-name="ce11" office:value-type="float" office:value="70.911" calcext:value-type="float">
            <text:p>70.911</text:p>
          </table:table-cell>
          <table:table-cell office:value-type="float" office:value="78.184" calcext:value-type="float">
            <text:p>78.184</text:p>
          </table:table-cell>
          <table:table-cell office:value-type="float" office:value="77.423" calcext:value-type="float">
            <text:p>77.4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2.272" calcext:value-type="float">
            <text:p>72.272</text:p>
          </table:table-cell>
          <table:table-cell table:style-name="ce11" office:value-type="float" office:value="73.638" calcext:value-type="float">
            <text:p>73.638</text:p>
          </table:table-cell>
          <table:table-cell office:value-type="float" office:value="70.912" calcext:value-type="float">
            <text:p>70.912</text:p>
          </table:table-cell>
          <table:table-cell office:value-type="float" office:value="71.364" calcext:value-type="float">
            <text:p>71.3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79.182" calcext:value-type="float">
            <text:p>79.182</text:p>
          </table:table-cell>
          <table:table-cell table:style-name="ce11"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77.271" calcext:value-type="float">
            <text:p>77.271</text:p>
          </table:table-cell>
          <table:table-cell table:style-name="ce11"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5.454" calcext:value-type="float">
            <text:p>75.454</text:p>
          </table:table-cell>
          <table:table-cell table:style-name="ce11" office:value-type="float" office:value="67.274" calcext:value-type="float">
            <text:p>67.274</text:p>
          </table:table-cell>
          <table:table-cell office:value-type="float" office:value="83.638" calcext:value-type="float">
            <text:p>83.638</text:p>
          </table:table-cell>
          <table:table-cell office:value-type="float" office:value="82.969" calcext:value-type="float">
            <text:p>82.9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5.909" calcext:value-type="float">
            <text:p>75.909</text:p>
          </table:table-cell>
          <table:table-cell table:style-name="ce11" office:value-type="float" office:value="67.274" calcext:value-type="float">
            <text:p>67.274</text:p>
          </table:table-cell>
          <table:table-cell office:value-type="float" office:value="84.547" calcext:value-type="float">
            <text:p>84.547</text:p>
          </table:table-cell>
          <table:table-cell office:value-type="float" office:value="84.08" calcext:value-type="float">
            <text:p>84.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5.454" calcext:value-type="float">
            <text:p>75.454</text:p>
          </table:table-cell>
          <table:table-cell table:style-name="ce11" office:value-type="float" office:value="75.456" calcext:value-type="float">
            <text:p>75.456</text:p>
          </table:table-cell>
          <table:table-cell office:value-type="float" office:value="75.457" calcext:value-type="float">
            <text:p>75.457</text:p>
          </table:table-cell>
          <table:table-cell office:value-type="float" office:value="77.478" calcext:value-type="float">
            <text:p>77.4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5" calcext:value-type="float">
            <text:p>75</text:p>
          </table:table-cell>
          <table:table-cell table:style-name="ce11" office:value-type="float" office:value="65.456" calcext:value-type="float">
            <text:p>65.456</text:p>
          </table:table-cell>
          <table:table-cell office:value-type="float" office:value="84.547" calcext:value-type="float">
            <text:p>84.547</text:p>
          </table:table-cell>
          <table:table-cell office:value-type="float" office:value="83.824" calcext:value-type="float">
            <text:p>83.8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5" calcext:value-type="float">
            <text:p>75</text:p>
          </table:table-cell>
          <table:table-cell table:style-name="ce11" office:value-type="float" office:value="65.456" calcext:value-type="float">
            <text:p>65.456</text:p>
          </table:table-cell>
          <table:table-cell office:value-type="float" office:value="84.547" calcext:value-type="float">
            <text:p>84.547</text:p>
          </table:table-cell>
          <table:table-cell office:value-type="float" office:value="83.824" calcext:value-type="float">
            <text:p>83.8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5.454" calcext:value-type="float">
            <text:p>75.454</text:p>
          </table:table-cell>
          <table:table-cell table:style-name="ce11" office:value-type="float" office:value="75.456" calcext:value-type="float">
            <text:p>75.456</text:p>
          </table:table-cell>
          <table:table-cell office:value-type="float" office:value="75.457" calcext:value-type="float">
            <text:p>75.457</text:p>
          </table:table-cell>
          <table:table-cell office:value-type="float" office:value="77.478" calcext:value-type="float">
            <text:p>77.4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5.547" calcext:value-type="float">
            <text:p>85.547</text:p>
          </table:table-cell>
          <table:table-cell table:style-name="ce11"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5.455" calcext:value-type="float">
            <text:p>85.455</text:p>
          </table:table-cell>
          <table:table-cell table:style-name="ce11"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7.271" calcext:value-type="float">
            <text:p>77.271</text:p>
          </table:table-cell>
          <table:table-cell table:style-name="ce11" office:value-type="float" office:value="69.093" calcext:value-type="float">
            <text:p>69.093</text:p>
          </table:table-cell>
          <table:table-cell office:value-type="float" office:value="85.456" calcext:value-type="float">
            <text:p>85.456</text:p>
          </table:table-cell>
          <table:table-cell office:value-type="float" office:value="83.476" calcext:value-type="float">
            <text:p>83.4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8.18" calcext:value-type="float">
            <text:p>78.18</text:p>
          </table:table-cell>
          <table:table-cell table:style-name="ce11" office:value-type="float" office:value="73.639" calcext:value-type="float">
            <text:p>73.639</text:p>
          </table:table-cell>
          <table:table-cell office:value-type="float" office:value="82.729" calcext:value-type="float">
            <text:p>82.729</text:p>
          </table:table-cell>
          <table:table-cell office:value-type="float" office:value="81.778" calcext:value-type="float">
            <text:p>81.7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4.547" calcext:value-type="float">
            <text:p>74.547</text:p>
          </table:table-cell>
          <table:table-cell table:style-name="ce11" office:value-type="float" office:value="72.729" calcext:value-type="float">
            <text:p>72.729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013" calcext:value-type="float">
            <text:p>77.0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6.816" calcext:value-type="float">
            <text:p>76.816</text:p>
          </table:table-cell>
          <table:table-cell table:style-name="ce11" office:value-type="float" office:value="69.093" calcext:value-type="float">
            <text:p>69.093</text:p>
          </table:table-cell>
          <table:table-cell office:value-type="float" office:value="84.547" calcext:value-type="float">
            <text:p>84.547</text:p>
          </table:table-cell>
          <table:table-cell office:value-type="float" office:value="82.698" calcext:value-type="float">
            <text:p>82.6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8.18" calcext:value-type="float">
            <text:p>78.18</text:p>
          </table:table-cell>
          <table:table-cell table:style-name="ce11" office:value-type="float" office:value="73.639" calcext:value-type="float">
            <text:p>73.639</text:p>
          </table:table-cell>
          <table:table-cell office:value-type="float" office:value="82.729" calcext:value-type="float">
            <text:p>82.729</text:p>
          </table:table-cell>
          <table:table-cell office:value-type="float" office:value="81.778" calcext:value-type="float">
            <text:p>81.7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4.547" calcext:value-type="float">
            <text:p>74.547</text:p>
          </table:table-cell>
          <table:table-cell table:style-name="ce11" office:value-type="float" office:value="72.729" calcext:value-type="float">
            <text:p>72.729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013" calcext:value-type="float">
            <text:p>77.0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79.82" calcext:value-type="float">
            <text:p>79.82</text:p>
          </table:table-cell>
          <table:table-cell table:style-name="ce11"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78.911" calcext:value-type="float">
            <text:p>78.911</text:p>
          </table:table-cell>
          <table:table-cell table:style-name="ce11"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5.908" calcext:value-type="float">
            <text:p>75.908</text:p>
          </table:table-cell>
          <table:table-cell table:style-name="ce11" office:value-type="float" office:value="70.911" calcext:value-type="float">
            <text:p>70.911</text:p>
          </table:table-cell>
          <table:table-cell office:value-type="float" office:value="80.911" calcext:value-type="float">
            <text:p>80.911</text:p>
          </table:table-cell>
          <table:table-cell office:value-type="float" office:value="80.332" calcext:value-type="float">
            <text:p>80.3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2.727" calcext:value-type="float">
            <text:p>72.727</text:p>
          </table:table-cell>
          <table:table-cell table:style-name="ce11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74.802" calcext:value-type="float">
            <text:p>74.8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1.362" calcext:value-type="float">
            <text:p>71.362</text:p>
          </table:table-cell>
          <table:table-cell table:style-name="ce11" office:value-type="float" office:value="70.002" calcext:value-type="float">
            <text:p>70.00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519" calcext:value-type="float">
            <text:p>73.5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5.454" calcext:value-type="float">
            <text:p>75.454</text:p>
          </table:table-cell>
          <table:table-cell table:style-name="ce11" office:value-type="float" office:value="71.82" calcext:value-type="float">
            <text:p>71.82</text:p>
          </table:table-cell>
          <table:table-cell office:value-type="float" office:value="79.092" calcext:value-type="float">
            <text:p>79.092</text:p>
          </table:table-cell>
          <table:table-cell office:value-type="float" office:value="80.037" calcext:value-type="float">
            <text:p>80.0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3.181" calcext:value-type="float">
            <text:p>73.181</text:p>
          </table:table-cell>
          <table:table-cell table:style-name="ce11" office:value-type="float" office:value="72.73" calcext:value-type="float">
            <text:p>72.73</text:p>
          </table:table-cell>
          <table:table-cell office:value-type="float" office:value="73.639" calcext:value-type="float">
            <text:p>73.639</text:p>
          </table:table-cell>
          <table:table-cell office:value-type="float" office:value="75.315" calcext:value-type="float">
            <text:p>75.3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1.362" calcext:value-type="float">
            <text:p>71.362</text:p>
          </table:table-cell>
          <table:table-cell table:style-name="ce11" office:value-type="float" office:value="70.002" calcext:value-type="float">
            <text:p>70.00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519" calcext:value-type="float">
            <text:p>73.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2.909" calcext:value-type="float">
            <text:p>82.909</text:p>
          </table:table-cell>
          <table:table-cell table:style-name="ce11"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1.09" calcext:value-type="float">
            <text:p>81.09</text:p>
          </table:table-cell>
          <table:table-cell table:style-name="ce11"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4.091" calcext:value-type="float">
            <text:p>74.091</text:p>
          </table:table-cell>
          <table:table-cell table:style-name="ce11" office:value-type="float" office:value="67.276" calcext:value-type="float">
            <text:p>67.276</text:p>
          </table:table-cell>
          <table:table-cell office:value-type="float" office:value="80.911" calcext:value-type="float">
            <text:p>80.911</text:p>
          </table:table-cell>
          <table:table-cell office:value-type="float" office:value="78.269" calcext:value-type="float">
            <text:p>78.2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1.364" calcext:value-type="float">
            <text:p>71.364</text:p>
          </table:table-cell>
          <table:table-cell table:style-name="ce11" office:value-type="float" office:value="67.275" calcext:value-type="float">
            <text:p>67.275</text:p>
          </table:table-cell>
          <table:table-cell office:value-type="float" office:value="75.456" calcext:value-type="float">
            <text:p>75.456</text:p>
          </table:table-cell>
          <table:table-cell office:value-type="float" office:value="74.732" calcext:value-type="float">
            <text:p>74.7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4.546" calcext:value-type="float">
            <text:p>64.546</text:p>
          </table:table-cell>
          <table:table-cell table:style-name="ce11" office:value-type="float" office:value="67.274" calcext:value-type="float">
            <text:p>67.274</text:p>
          </table:table-cell>
          <table:table-cell office:value-type="float" office:value="61.819" calcext:value-type="float">
            <text:p>61.819</text:p>
          </table:table-cell>
          <table:table-cell office:value-type="float" office:value="64.575" calcext:value-type="float">
            <text:p>64.5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4.545" calcext:value-type="float">
            <text:p>74.545</text:p>
          </table:table-cell>
          <table:table-cell table:style-name="ce11" office:value-type="float" office:value="66.366" calcext:value-type="float">
            <text:p>66.366</text:p>
          </table:table-cell>
          <table:table-cell office:value-type="float" office:value="82.729" calcext:value-type="float">
            <text:p>82.729</text:p>
          </table:table-cell>
          <table:table-cell office:value-type="float" office:value="79.705" calcext:value-type="float">
            <text:p>79.7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0.909" calcext:value-type="float">
            <text:p>70.909</text:p>
          </table:table-cell>
          <table:table-cell table:style-name="ce11" office:value-type="float" office:value="67.275" calcext:value-type="float">
            <text:p>67.275</text:p>
          </table:table-cell>
          <table:table-cell office:value-type="float" office:value="74.547" calcext:value-type="float">
            <text:p>74.547</text:p>
          </table:table-cell>
          <table:table-cell office:value-type="float" office:value="74.093" calcext:value-type="float">
            <text:p>74.0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4.546" calcext:value-type="float">
            <text:p>64.546</text:p>
          </table:table-cell>
          <table:table-cell table:style-name="ce11" office:value-type="float" office:value="67.274" calcext:value-type="float">
            <text:p>67.274</text:p>
          </table:table-cell>
          <table:table-cell office:value-type="float" office:value="61.819" calcext:value-type="float">
            <text:p>61.819</text:p>
          </table:table-cell>
          <table:table-cell office:value-type="float" office:value="64.575" calcext:value-type="float">
            <text:p>64.5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1.365" calcext:value-type="float">
            <text:p>81.365</text:p>
          </table:table-cell>
          <table:table-cell table:style-name="ce11"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2.275" calcext:value-type="float">
            <text:p>82.275</text:p>
          </table:table-cell>
          <table:table-cell table:style-name="ce11"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6.818" calcext:value-type="float">
            <text:p>76.818</text:p>
          </table:table-cell>
          <table:table-cell table:style-name="ce11" office:value-type="float" office:value="72.73" calcext:value-type="float">
            <text:p>72.73</text:p>
          </table:table-cell>
          <table:table-cell office:value-type="float" office:value="80.911" calcext:value-type="float">
            <text:p>80.911</text:p>
          </table:table-cell>
          <table:table-cell office:value-type="float" office:value="79.986" calcext:value-type="float">
            <text:p>79.9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5.001" calcext:value-type="float">
            <text:p>75.001</text:p>
          </table:table-cell>
          <table:table-cell table:style-name="ce11" office:value-type="float" office:value="71.82" calcext:value-type="float">
            <text:p>71.82</text:p>
          </table:table-cell>
          <table:table-cell office:value-type="float" office:value="78.184" calcext:value-type="float">
            <text:p>78.184</text:p>
          </table:table-cell>
          <table:table-cell office:value-type="float" office:value="78.36" calcext:value-type="float">
            <text:p>78.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5.455" calcext:value-type="float">
            <text:p>75.455</text:p>
          </table:table-cell>
          <table:table-cell table:style-name="ce11" office:value-type="float" office:value="73.637" calcext:value-type="float">
            <text:p>73.637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943" calcext:value-type="float">
            <text:p>77.9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8.182" calcext:value-type="float">
            <text:p>78.182</text:p>
          </table:table-cell>
          <table:table-cell table:style-name="ce11" office:value-type="float" office:value="75.457" calcext:value-type="float">
            <text:p>75.457</text:p>
          </table:table-cell>
          <table:table-cell office:value-type="float" office:value="80.911" calcext:value-type="float">
            <text:p>80.911</text:p>
          </table:table-cell>
          <table:table-cell office:value-type="float" office:value="80.668" calcext:value-type="float">
            <text:p>80.6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6.365" calcext:value-type="float">
            <text:p>76.365</text:p>
          </table:table-cell>
          <table:table-cell table:style-name="ce11" office:value-type="float" office:value="74.547" calcext:value-type="float">
            <text:p>74.547</text:p>
          </table:table-cell>
          <table:table-cell office:value-type="float" office:value="78.184" calcext:value-type="float">
            <text:p>78.184</text:p>
          </table:table-cell>
          <table:table-cell office:value-type="float" office:value="79.042" calcext:value-type="float">
            <text:p>79.0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5.455" calcext:value-type="float">
            <text:p>75.455</text:p>
          </table:table-cell>
          <table:table-cell table:style-name="ce11" office:value-type="float" office:value="73.637" calcext:value-type="float">
            <text:p>73.637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943" calcext:value-type="float">
            <text:p>77.9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4.454" calcext:value-type="float">
            <text:p>84.454</text:p>
          </table:table-cell>
          <table:table-cell table:style-name="ce11"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4.636" calcext:value-type="float">
            <text:p>84.636</text:p>
          </table:table-cell>
          <table:table-cell table:style-name="ce11"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75.91" calcext:value-type="float">
            <text:p>75.91</text:p>
          </table:table-cell>
          <table:table-cell table:style-name="ce11" office:value-type="float" office:value="70.002" calcext:value-type="float">
            <text:p>70.002</text:p>
          </table:table-cell>
          <table:table-cell office:value-type="float" office:value="81.82" calcext:value-type="float">
            <text:p>81.82</text:p>
          </table:table-cell>
          <table:table-cell office:value-type="float" office:value="78.448" calcext:value-type="float">
            <text:p>78.4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4.091" calcext:value-type="float">
            <text:p>74.091</text:p>
          </table:table-cell>
          <table:table-cell table:style-name="ce11" office:value-type="float" office:value="69.093" calcext:value-type="float">
            <text:p>69.093</text:p>
          </table:table-cell>
          <table:table-cell office:value-type="float" office:value="79.093" calcext:value-type="float">
            <text:p>79.093</text:p>
          </table:table-cell>
          <table:table-cell office:value-type="float" office:value="76.703" calcext:value-type="float">
            <text:p>76.7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72.728" calcext:value-type="float">
            <text:p>72.728</text:p>
          </table:table-cell>
          <table:table-cell table:style-name="ce11" office:value-type="float" office:value="71.82" calcext:value-type="float">
            <text:p>71.82</text:p>
          </table:table-cell>
          <table:table-cell office:value-type="float" office:value="73.638" calcext:value-type="float">
            <text:p>73.638</text:p>
          </table:table-cell>
          <table:table-cell office:value-type="float" office:value="74.523" calcext:value-type="float">
            <text:p>74.5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77.273" calcext:value-type="float">
            <text:p>77.273</text:p>
          </table:table-cell>
          <table:table-cell table:style-name="ce11" office:value-type="float" office:value="71.82" calcext:value-type="float">
            <text:p>71.82</text:p>
          </table:table-cell>
          <table:table-cell office:value-type="float" office:value="82.729" calcext:value-type="float">
            <text:p>82.729</text:p>
          </table:table-cell>
          <table:table-cell office:value-type="float" office:value="79.799" calcext:value-type="float">
            <text:p>79.7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4.545" calcext:value-type="float">
            <text:p>74.545</text:p>
          </table:table-cell>
          <table:table-cell table:style-name="ce11" office:value-type="float" office:value="70.002" calcext:value-type="float">
            <text:p>70.002</text:p>
          </table:table-cell>
          <table:table-cell office:value-type="float" office:value="79.093" calcext:value-type="float">
            <text:p>79.093</text:p>
          </table:table-cell>
          <table:table-cell office:value-type="float" office:value="77.074" calcext:value-type="float">
            <text:p>77.0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72.728" calcext:value-type="float">
            <text:p>72.728</text:p>
          </table:table-cell>
          <table:table-cell table:style-name="ce11" office:value-type="float" office:value="71.82" calcext:value-type="float">
            <text:p>71.82</text:p>
          </table:table-cell>
          <table:table-cell office:value-type="float" office:value="73.638" calcext:value-type="float">
            <text:p>73.638</text:p>
          </table:table-cell>
          <table:table-cell office:value-type="float" office:value="74.523" calcext:value-type="float">
            <text:p>74.5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2.729" calcext:value-type="float">
            <text:p>82.729</text:p>
          </table:table-cell>
          <table:table-cell table:style-name="ce11"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1.91" calcext:value-type="float">
            <text:p>81.91</text:p>
          </table:table-cell>
          <table:table-cell table:style-name="ce11"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82.727" calcext:value-type="float">
            <text:p>82.727</text:p>
          </table:table-cell>
          <table:table-cell table:style-name="ce11" office:value-type="float" office:value="78.184" calcext:value-type="float">
            <text:p>78.184</text:p>
          </table:table-cell>
          <table:table-cell office:value-type="float" office:value="87.274" calcext:value-type="float">
            <text:p>87.274</text:p>
          </table:table-cell>
          <table:table-cell office:value-type="float" office:value="87.465" calcext:value-type="float">
            <text:p>87.4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5.455" calcext:value-type="float">
            <text:p>75.455</text:p>
          </table:table-cell>
          <table:table-cell table:style-name="ce11" office:value-type="float" office:value="75.457" calcext:value-type="float">
            <text:p>75.457</text:p>
          </table:table-cell>
          <table:table-cell office:value-type="float" office:value="75.456" calcext:value-type="float">
            <text:p>75.456</text:p>
          </table:table-cell>
          <table:table-cell office:value-type="float" office:value="77.183" calcext:value-type="float">
            <text:p>77.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8.182" calcext:value-type="float">
            <text:p>68.182</text:p>
          </table:table-cell>
          <table:table-cell table:style-name="ce11" office:value-type="float" office:value="70.912" calcext:value-type="float">
            <text:p>70.912</text:p>
          </table:table-cell>
          <table:table-cell office:value-type="float" office:value="65.456" calcext:value-type="float">
            <text:p>65.456</text:p>
          </table:table-cell>
          <table:table-cell office:value-type="float" office:value="68.615" calcext:value-type="float">
            <text:p>68.6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81.818" calcext:value-type="float">
            <text:p>81.818</text:p>
          </table:table-cell>
          <table:table-cell table:style-name="ce11" office:value-type="float" office:value="79.093" calcext:value-type="float">
            <text:p>79.093</text:p>
          </table:table-cell>
          <table:table-cell office:value-type="float" office:value="84.547" calcext:value-type="float">
            <text:p>84.547</text:p>
          </table:table-cell>
          <table:table-cell office:value-type="float" office:value="84.889" calcext:value-type="float">
            <text:p>84.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5.455" calcext:value-type="float">
            <text:p>75.455</text:p>
          </table:table-cell>
          <table:table-cell table:style-name="ce11" office:value-type="float" office:value="75.457" calcext:value-type="float">
            <text:p>75.457</text:p>
          </table:table-cell>
          <table:table-cell office:value-type="float" office:value="75.456" calcext:value-type="float">
            <text:p>75.456</text:p>
          </table:table-cell>
          <table:table-cell office:value-type="float" office:value="77.183" calcext:value-type="float">
            <text:p>77.1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8.182" calcext:value-type="float">
            <text:p>68.182</text:p>
          </table:table-cell>
          <table:table-cell table:style-name="ce11" office:value-type="float" office:value="70.912" calcext:value-type="float">
            <text:p>70.912</text:p>
          </table:table-cell>
          <table:table-cell office:value-type="float" office:value="65.456" calcext:value-type="float">
            <text:p>65.456</text:p>
          </table:table-cell>
          <table:table-cell office:value-type="float" office:value="68.615" calcext:value-type="float">
            <text:p>68.6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82.819" calcext:value-type="float">
            <text:p>82.819</text:p>
          </table:table-cell>
          <table:table-cell table:style-name="ce11"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82.728" calcext:value-type="float">
            <text:p>82.728</text:p>
          </table:table-cell>
          <table:table-cell table:style-name="ce11"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5" office:value-type="float" office:value="82.726" calcext:value-type="float">
            <text:p>82.726</text:p>
          </table:table-cell>
          <table:table-cell table:style-name="ce11" office:value-type="float" office:value="78.184" calcext:value-type="float">
            <text:p>78.184</text:p>
          </table:table-cell>
          <table:table-cell office:value-type="float" office:value="87.274" calcext:value-type="float">
            <text:p>87.274</text:p>
          </table:table-cell>
          <table:table-cell office:value-type="float" office:value="87.888" calcext:value-type="float">
            <text:p>87.8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76.363" calcext:value-type="float">
            <text:p>76.363</text:p>
          </table:table-cell>
          <table:table-cell table:style-name="ce11" office:value-type="float" office:value="75.457" calcext:value-type="float">
            <text:p>75.457</text:p>
          </table:table-cell>
          <table:table-cell office:value-type="float" office:value="77.274" calcext:value-type="float">
            <text:p>77.274</text:p>
          </table:table-cell>
          <table:table-cell office:value-type="float" office:value="78.796" calcext:value-type="float">
            <text:p>78.7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8.636" calcext:value-type="float">
            <text:p>68.636</text:p>
          </table:table-cell>
          <table:table-cell table:style-name="ce11" office:value-type="float" office:value="70.912" calcext:value-type="float">
            <text:p>70.912</text:p>
          </table:table-cell>
          <table:table-cell office:value-type="float" office:value="66.365" calcext:value-type="float">
            <text:p>66.365</text:p>
          </table:table-cell>
          <table:table-cell office:value-type="float" office:value="69.251" calcext:value-type="float">
            <text:p>69.2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5" office:value-type="float" office:value="81.363" calcext:value-type="float">
            <text:p>81.363</text:p>
          </table:table-cell>
          <table:table-cell table:style-name="ce11" office:value-type="float" office:value="77.275" calcext:value-type="float">
            <text:p>77.275</text:p>
          </table:table-cell>
          <table:table-cell office:value-type="float" office:value="85.456" calcext:value-type="float">
            <text:p>85.456</text:p>
          </table:table-cell>
          <table:table-cell office:value-type="float" office:value="85.442" calcext:value-type="float">
            <text:p>85.4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76.363" calcext:value-type="float">
            <text:p>76.363</text:p>
          </table:table-cell>
          <table:table-cell table:style-name="ce11" office:value-type="float" office:value="75.457" calcext:value-type="float">
            <text:p>75.457</text:p>
          </table:table-cell>
          <table:table-cell office:value-type="float" office:value="77.274" calcext:value-type="float">
            <text:p>77.274</text:p>
          </table:table-cell>
          <table:table-cell office:value-type="float" office:value="78.796" calcext:value-type="float">
            <text:p>78.7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8.636" calcext:value-type="float">
            <text:p>68.636</text:p>
          </table:table-cell>
          <table:table-cell table:style-name="ce11" office:value-type="float" office:value="70.912" calcext:value-type="float">
            <text:p>70.912</text:p>
          </table:table-cell>
          <table:table-cell office:value-type="float" office:value="66.365" calcext:value-type="float">
            <text:p>66.365</text:p>
          </table:table-cell>
          <table:table-cell office:value-type="float" office:value="69.251" calcext:value-type="float">
            <text:p>69.2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table:style-name="ce11"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table:style-name="ce11"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1.364" calcext:value-type="float">
            <text:p>71.364</text:p>
          </table:table-cell>
          <table:table-cell table:style-name="ce11" office:value-type="float" office:value="65.457" calcext:value-type="float">
            <text:p>65.457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659" calcext:value-type="float">
            <text:p>77.6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68.637" calcext:value-type="float">
            <text:p>68.637</text:p>
          </table:table-cell>
          <table:table-cell table:style-name="ce11" office:value-type="float" office:value="66.367" calcext:value-type="float">
            <text:p>66.367</text:p>
          </table:table-cell>
          <table:table-cell office:value-type="float" office:value="70.91" calcext:value-type="float">
            <text:p>70.91</text:p>
          </table:table-cell>
          <table:table-cell office:value-type="float" office:value="72.072" calcext:value-type="float">
            <text:p>72.0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2.727" calcext:value-type="float">
            <text:p>62.727</text:p>
          </table:table-cell>
          <table:table-cell table:style-name="ce11" office:value-type="float" office:value="63.638" calcext:value-type="float">
            <text:p>63.638</text:p>
          </table:table-cell>
          <table:table-cell office:value-type="float" office:value="61.82" calcext:value-type="float">
            <text:p>61.82</text:p>
          </table:table-cell>
          <table:table-cell office:value-type="float" office:value="62.931" calcext:value-type="float">
            <text:p>62.9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69.092" calcext:value-type="float">
            <text:p>69.092</text:p>
          </table:table-cell>
          <table:table-cell table:style-name="ce11" office:value-type="float" office:value="62.73" calcext:value-type="float">
            <text:p>62.73</text:p>
          </table:table-cell>
          <table:table-cell office:value-type="float" office:value="75.457" calcext:value-type="float">
            <text:p>75.457</text:p>
          </table:table-cell>
          <table:table-cell office:value-type="float" office:value="72.835" calcext:value-type="float">
            <text:p>72.8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66.364" calcext:value-type="float">
            <text:p>66.364</text:p>
          </table:table-cell>
          <table:table-cell table:style-name="ce11" office:value-type="float" office:value="63.639" calcext:value-type="float">
            <text:p>63.639</text:p>
          </table:table-cell>
          <table:table-cell office:value-type="float" office:value="69.093" calcext:value-type="float">
            <text:p>69.093</text:p>
          </table:table-cell>
          <table:table-cell office:value-type="float" office:value="68.074" calcext:value-type="float">
            <text:p>68.0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2.727" calcext:value-type="float">
            <text:p>62.727</text:p>
          </table:table-cell>
          <table:table-cell table:style-name="ce11" office:value-type="float" office:value="63.638" calcext:value-type="float">
            <text:p>63.638</text:p>
          </table:table-cell>
          <table:table-cell office:value-type="float" office:value="61.82" calcext:value-type="float">
            <text:p>61.82</text:p>
          </table:table-cell>
          <table:table-cell office:value-type="float" office:value="62.931" calcext:value-type="float">
            <text:p>62.9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table:style-name="ce11"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table:style-name="ce11"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9.545" calcext:value-type="float">
            <text:p>79.545</text:p>
          </table:table-cell>
          <table:table-cell table:style-name="ce11" office:value-type="float" office:value="78.184" calcext:value-type="float">
            <text:p>78.184</text:p>
          </table:table-cell>
          <table:table-cell office:value-type="float" office:value="80.911" calcext:value-type="float">
            <text:p>80.911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9.091" calcext:value-type="float">
            <text:p>79.091</text:p>
          </table:table-cell>
          <table:table-cell table:style-name="ce11" office:value-type="float" office:value="77.275" calcext:value-type="float">
            <text:p>77.275</text:p>
          </table:table-cell>
          <table:table-cell office:value-type="float" office:value="80.911" calcext:value-type="float">
            <text:p>80.911</text:p>
          </table:table-cell>
          <table:table-cell office:value-type="float" office:value="80.465" calcext:value-type="float">
            <text:p>80.4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8.182" calcext:value-type="float">
            <text:p>78.182</text:p>
          </table:table-cell>
          <table:table-cell table:style-name="ce11" office:value-type="float" office:value="80.911" calcext:value-type="float">
            <text:p>80.911</text:p>
          </table:table-cell>
          <table:table-cell office:value-type="float" office:value="75.457" calcext:value-type="float">
            <text:p>75.457</text:p>
          </table:table-cell>
          <table:table-cell office:value-type="float" office:value="77.193" calcext:value-type="float">
            <text:p>77.1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7.272" calcext:value-type="float">
            <text:p>77.272</text:p>
          </table:table-cell>
          <table:table-cell table:style-name="ce11" office:value-type="float" office:value="78.184" calcext:value-type="float">
            <text:p>78.184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603" calcext:value-type="float">
            <text:p>77.6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8.181" calcext:value-type="float">
            <text:p>78.181</text:p>
          </table:table-cell>
          <table:table-cell table:style-name="ce11" office:value-type="float" office:value="78.184" calcext:value-type="float">
            <text:p>78.184</text:p>
          </table:table-cell>
          <table:table-cell office:value-type="float" office:value="78.184" calcext:value-type="float">
            <text:p>78.184</text:p>
          </table:table-cell>
          <table:table-cell office:value-type="float" office:value="78.433" calcext:value-type="float">
            <text:p>78.4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8.182" calcext:value-type="float">
            <text:p>78.182</text:p>
          </table:table-cell>
          <table:table-cell table:style-name="ce11" office:value-type="float" office:value="81.82" calcext:value-type="float">
            <text:p>81.82</text:p>
          </table:table-cell>
          <table:table-cell office:value-type="float" office:value="74.548" calcext:value-type="float">
            <text:p>74.548</text:p>
          </table:table-cell>
          <table:table-cell office:value-type="float" office:value="76.843" calcext:value-type="float">
            <text:p>76.8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table:style-name="ce11"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table:style-name="ce11"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9.999" calcext:value-type="float">
            <text:p>79.999</text:p>
          </table:table-cell>
          <table:table-cell table:style-name="ce11" office:value-type="float" office:value="74.547" calcext:value-type="float">
            <text:p>74.547</text:p>
          </table:table-cell>
          <table:table-cell office:value-type="float" office:value="85.456" calcext:value-type="float">
            <text:p>85.456</text:p>
          </table:table-cell>
          <table:table-cell office:value-type="float" office:value="85.055" calcext:value-type="float">
            <text:p>85.0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8.636" calcext:value-type="float">
            <text:p>78.636</text:p>
          </table:table-cell>
          <table:table-cell table:style-name="ce11" office:value-type="float" office:value="73.638" calcext:value-type="float">
            <text:p>73.638</text:p>
          </table:table-cell>
          <table:table-cell office:value-type="float" office:value="83.638" calcext:value-type="float">
            <text:p>83.638</text:p>
          </table:table-cell>
          <table:table-cell office:value-type="float" office:value="82.735" calcext:value-type="float">
            <text:p>82.7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6.364" calcext:value-type="float">
            <text:p>76.364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531" calcext:value-type="float">
            <text:p>77.5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9.545" calcext:value-type="float">
            <text:p>79.545</text:p>
          </table:table-cell>
          <table:table-cell table:style-name="ce11" office:value-type="float" office:value="74.547" calcext:value-type="float">
            <text:p>74.547</text:p>
          </table:table-cell>
          <table:table-cell office:value-type="float" office:value="84.547" calcext:value-type="float">
            <text:p>84.547</text:p>
          </table:table-cell>
          <table:table-cell office:value-type="float" office:value="84.015" calcext:value-type="float">
            <text:p>84.0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8.636" calcext:value-type="float">
            <text:p>78.636</text:p>
          </table:table-cell>
          <table:table-cell table:style-name="ce11" office:value-type="float" office:value="73.638" calcext:value-type="float">
            <text:p>73.638</text:p>
          </table:table-cell>
          <table:table-cell office:value-type="float" office:value="83.638" calcext:value-type="float">
            <text:p>83.638</text:p>
          </table:table-cell>
          <table:table-cell office:value-type="float" office:value="82.735" calcext:value-type="float">
            <text:p>82.7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6.364" calcext:value-type="float">
            <text:p>76.364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531" calcext:value-type="float">
            <text:p>77.5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table:style-name="ce11"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table:style-name="ce11"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4.091" calcext:value-type="float">
            <text:p>74.091</text:p>
          </table:table-cell>
          <table:table-cell table:style-name="ce11" office:value-type="float" office:value="67.275" calcext:value-type="float">
            <text:p>67.275</text:p>
          </table:table-cell>
          <table:table-cell office:value-type="float" office:value="80.911" calcext:value-type="float">
            <text:p>80.911</text:p>
          </table:table-cell>
          <table:table-cell office:value-type="float" office:value="78.578" calcext:value-type="float">
            <text:p>78.5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2.726" calcext:value-type="float">
            <text:p>72.726</text:p>
          </table:table-cell>
          <table:table-cell table:style-name="ce11" office:value-type="float" office:value="66.366" calcext:value-type="float">
            <text:p>66.366</text:p>
          </table:table-cell>
          <table:table-cell office:value-type="float" office:value="79.092" calcext:value-type="float">
            <text:p>79.092</text:p>
          </table:table-cell>
          <table:table-cell office:value-type="float" office:value="77.511" calcext:value-type="float">
            <text:p>77.5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7.274" calcext:value-type="float">
            <text:p>67.274</text:p>
          </table:table-cell>
          <table:table-cell table:style-name="ce11" office:value-type="float" office:value="70.912" calcext:value-type="float">
            <text:p>70.912</text:p>
          </table:table-cell>
          <table:table-cell office:value-type="float" office:value="63.638" calcext:value-type="float">
            <text:p>63.638</text:p>
          </table:table-cell>
          <table:table-cell office:value-type="float" office:value="67.354" calcext:value-type="float">
            <text:p>67.3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3.636" calcext:value-type="float">
            <text:p>73.636</text:p>
          </table:table-cell>
          <table:table-cell table:style-name="ce11" office:value-type="float" office:value="67.275" calcext:value-type="float">
            <text:p>67.275</text:p>
          </table:table-cell>
          <table:table-cell office:value-type="float" office:value="80.002" calcext:value-type="float">
            <text:p>80.002</text:p>
          </table:table-cell>
          <table:table-cell office:value-type="float" office:value="77.972" calcext:value-type="float">
            <text:p>77.9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2.726" calcext:value-type="float">
            <text:p>72.726</text:p>
          </table:table-cell>
          <table:table-cell table:style-name="ce11" office:value-type="float" office:value="66.366" calcext:value-type="float">
            <text:p>66.366</text:p>
          </table:table-cell>
          <table:table-cell office:value-type="float" office:value="79.092" calcext:value-type="float">
            <text:p>79.092</text:p>
          </table:table-cell>
          <table:table-cell office:value-type="float" office:value="77.511" calcext:value-type="float">
            <text:p>77.5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7.274" calcext:value-type="float">
            <text:p>67.274</text:p>
          </table:table-cell>
          <table:table-cell table:style-name="ce11" office:value-type="float" office:value="70.912" calcext:value-type="float">
            <text:p>70.912</text:p>
          </table:table-cell>
          <table:table-cell office:value-type="float" office:value="63.638" calcext:value-type="float">
            <text:p>63.638</text:p>
          </table:table-cell>
          <table:table-cell office:value-type="float" office:value="67.354" calcext:value-type="float">
            <text:p>67.3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table:style-name="ce11"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table:style-name="ce11"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9.091" calcext:value-type="float">
            <text:p>79.091</text:p>
          </table:table-cell>
          <table:table-cell table:style-name="ce11" office:value-type="float" office:value="78.184" calcext:value-type="float">
            <text:p>78.184</text:p>
          </table:table-cell>
          <table:table-cell office:value-type="float" office:value="80.002" calcext:value-type="float">
            <text:p>80.002</text:p>
          </table:table-cell>
          <table:table-cell office:value-type="float" office:value="80.898" calcext:value-type="float">
            <text:p>80.8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7.728" calcext:value-type="float">
            <text:p>77.728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79.093" calcext:value-type="float">
            <text:p>79.093</text:p>
          </table:table-cell>
          <table:table-cell office:value-type="float" office:value="79.634" calcext:value-type="float">
            <text:p>79.6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4.092" calcext:value-type="float">
            <text:p>74.092</text:p>
          </table:table-cell>
          <table:table-cell table:style-name="ce11" office:value-type="float" office:value="74.547" calcext:value-type="float">
            <text:p>74.547</text:p>
          </table:table-cell>
          <table:table-cell office:value-type="float" office:value="73.639" calcext:value-type="float">
            <text:p>73.639</text:p>
          </table:table-cell>
          <table:table-cell office:value-type="float" office:value="73.906" calcext:value-type="float">
            <text:p>73.9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8.182" calcext:value-type="float">
            <text:p>78.182</text:p>
          </table:table-cell>
          <table:table-cell table:style-name="ce11" office:value-type="float" office:value="78.184" calcext:value-type="float">
            <text:p>78.184</text:p>
          </table:table-cell>
          <table:table-cell office:value-type="float" office:value="78.184" calcext:value-type="float">
            <text:p>78.184</text:p>
          </table:table-cell>
          <table:table-cell office:value-type="float" office:value="79.713" calcext:value-type="float">
            <text:p>79.7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7.728" calcext:value-type="float">
            <text:p>77.728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79.093" calcext:value-type="float">
            <text:p>79.093</text:p>
          </table:table-cell>
          <table:table-cell office:value-type="float" office:value="79.634" calcext:value-type="float">
            <text:p>79.6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4.092" calcext:value-type="float">
            <text:p>74.092</text:p>
          </table:table-cell>
          <table:table-cell table:style-name="ce11" office:value-type="float" office:value="74.547" calcext:value-type="float">
            <text:p>74.547</text:p>
          </table:table-cell>
          <table:table-cell office:value-type="float" office:value="73.639" calcext:value-type="float">
            <text:p>73.639</text:p>
          </table:table-cell>
          <table:table-cell office:value-type="float" office:value="73.906" calcext:value-type="float">
            <text:p>73.9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table:style-name="ce11"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table:style-name="ce11"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2.273" calcext:value-type="float">
            <text:p>72.273</text:p>
          </table:table-cell>
          <table:table-cell table:style-name="ce11" office:value-type="float" office:value="71.82" calcext:value-type="float">
            <text:p>71.82</text:p>
          </table:table-cell>
          <table:table-cell office:value-type="float" office:value="72.729" calcext:value-type="float">
            <text:p>72.729</text:p>
          </table:table-cell>
          <table:table-cell office:value-type="float" office:value="72.742" calcext:value-type="float">
            <text:p>72.7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0.455" calcext:value-type="float">
            <text:p>70.455</text:p>
          </table:table-cell>
          <table:table-cell table:style-name="ce11" office:value-type="float" office:value="72.729" calcext:value-type="float">
            <text:p>72.729</text:p>
          </table:table-cell>
          <table:table-cell office:value-type="float" office:value="68.184" calcext:value-type="float">
            <text:p>68.184</text:p>
          </table:table-cell>
          <table:table-cell office:value-type="float" office:value="69.286" calcext:value-type="float">
            <text:p>69.2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6.818" calcext:value-type="float">
            <text:p>66.818</text:p>
          </table:table-cell>
          <table:table-cell table:style-name="ce11" office:value-type="float" office:value="69.092" calcext:value-type="float">
            <text:p>69.092</text:p>
          </table:table-cell>
          <table:table-cell office:value-type="float" office:value="64.547" calcext:value-type="float">
            <text:p>64.547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1.363" calcext:value-type="float">
            <text:p>71.363</text:p>
          </table:table-cell>
          <table:table-cell table:style-name="ce11" office:value-type="float" office:value="72.729" calcext:value-type="float">
            <text:p>72.729</text:p>
          </table:table-cell>
          <table:table-cell office:value-type="float" office:value="70.002" calcext:value-type="float">
            <text:p>70.002</text:p>
          </table:table-cell>
          <table:table-cell office:value-type="float" office:value="70.759" calcext:value-type="float">
            <text:p>70.7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69.092" calcext:value-type="float">
            <text:p>69.092</text:p>
          </table:table-cell>
          <table:table-cell table:style-name="ce11" office:value-type="float" office:value="72.729" calcext:value-type="float">
            <text:p>72.729</text:p>
          </table:table-cell>
          <table:table-cell office:value-type="float" office:value="65.457" calcext:value-type="float">
            <text:p>65.457</text:p>
          </table:table-cell>
          <table:table-cell office:value-type="float" office:value="67.411" calcext:value-type="float">
            <text:p>67.4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6.818" calcext:value-type="float">
            <text:p>66.818</text:p>
          </table:table-cell>
          <table:table-cell table:style-name="ce11" office:value-type="float" office:value="69.092" calcext:value-type="float">
            <text:p>69.092</text:p>
          </table:table-cell>
          <table:table-cell office:value-type="float" office:value="64.547" calcext:value-type="float">
            <text:p>64.547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table:style-name="ce11"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80.908" calcext:value-type="float">
            <text:p>80.908</text:p>
          </table:table-cell>
          <table:table-cell table:style-name="ce11" office:value-type="float" office:value="75.457" calcext:value-type="float">
            <text:p>75.457</text:p>
          </table:table-cell>
          <table:table-cell office:value-type="float" office:value="86.365" calcext:value-type="float">
            <text:p>86.365</text:p>
          </table:table-cell>
          <table:table-cell office:value-type="float" office:value="86.948" calcext:value-type="float">
            <text:p>86.9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8.635" calcext:value-type="float">
            <text:p>78.635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80.911" calcext:value-type="float">
            <text:p>80.911</text:p>
          </table:table-cell>
          <table:table-cell office:value-type="float" office:value="81.34" calcext:value-type="float">
            <text:p>81.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2.272" calcext:value-type="float">
            <text:p>72.272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68.184" calcext:value-type="float">
            <text:p>68.184</text:p>
          </table:table-cell>
          <table:table-cell office:value-type="float" office:value="72.175" calcext:value-type="float">
            <text:p>72.1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9.999" calcext:value-type="float">
            <text:p>79.999</text:p>
          </table:table-cell>
          <table:table-cell table:style-name="ce11" office:value-type="float" office:value="74.548" calcext:value-type="float">
            <text:p>74.548</text:p>
          </table:table-cell>
          <table:table-cell office:value-type="float" office:value="85.456" calcext:value-type="float">
            <text:p>85.456</text:p>
          </table:table-cell>
          <table:table-cell office:value-type="float" office:value="85.548" calcext:value-type="float">
            <text:p>85.5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8.635" calcext:value-type="float">
            <text:p>78.635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80.911" calcext:value-type="float">
            <text:p>80.911</text:p>
          </table:table-cell>
          <table:table-cell office:value-type="float" office:value="81.34" calcext:value-type="float">
            <text:p>81.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2.272" calcext:value-type="float">
            <text:p>72.272</text:p>
          </table:table-cell>
          <table:table-cell table:style-name="ce11" office:value-type="float" office:value="76.366" calcext:value-type="float">
            <text:p>76.366</text:p>
          </table:table-cell>
          <table:table-cell office:value-type="float" office:value="68.184" calcext:value-type="float">
            <text:p>68.184</text:p>
          </table:table-cell>
          <table:table-cell office:value-type="float" office:value="72.175" calcext:value-type="float">
            <text:p>72.175</text:p>
          </table:table-cell>
        </table:table-row>
        <table:table-row table:style-name="ro2" table:number-rows-repeated="1048358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'full_columns-agg'.L162:'full_columns-agg'.L1048576 'full_columns-agg'.L1:'full_columns-agg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L2:'full_columns-agg'.L16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E1:'full_columns-agg'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full_columns-agg'.M75:'full_columns-agg'.M217 'full_columns-agg'.M1:'full_columns-agg'.M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N75:'full_columns-agg'.N1048576 'full_columns-agg'.N1:'full_columns-agg'.N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O75:'full_columns-agg'.O1048576 'full_columns-agg'.O1:'full_columns-agg'.O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O74:'full_columns-agg'.O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M74:'full_columns-agg'.M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N74:'full_columns-agg'.N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C1:'full_columns-agg'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0"/>
        <table:table-column table:style-name="co13" table:default-cell-style-name="Default"/>
        <table:table-column table:style-name="co14" table:default-cell-style-name="ce24"/>
        <table:table-column table:style-name="co15" table:default-cell-style-name="ce26"/>
        <table:table-row table:style-name="ro1">
          <table:table-cell/>
          <table:table-cell office:value-type="string" calcext:value-type="string">
            <text:p>use_training_form</text:p>
          </table:table-cell>
          <table:table-cell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table:style-name="ce22" office:value-type="string" calcext:value-type="string">
            <text:p>safe_macro_sensitivity</text:p>
          </table:table-cell>
          <table:table-cell office:value-type="string" calcext:value-type="string">
            <text:p>safe_macro_specificity</text:p>
          </table:table-cell>
          <table:table-cell office:value-type="string" calcext:value-type="string">
            <text:p>safe_macro_PP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70.214" calcext:value-type="float">
            <text:p>70.214</text:p>
          </table:table-cell>
          <table:table-cell table:style-name="ce22"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68.999" calcext:value-type="float">
            <text:p>68.999</text:p>
          </table:table-cell>
          <table:table-cell table:style-name="ce22"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68.535" calcext:value-type="float">
            <text:p>68.535</text:p>
          </table:table-cell>
          <table:table-cell table:style-name="ce22"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64.894" calcext:value-type="float">
            <text:p>64.894</text:p>
          </table:table-cell>
          <table:table-cell table:style-name="ce22"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66.822" calcext:value-type="float">
            <text:p>66.822</text:p>
          </table:table-cell>
          <table:table-cell table:style-name="ce22"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66.214" calcext:value-type="float">
            <text:p>66.214</text:p>
          </table:table-cell>
          <table:table-cell table:style-name="ce22"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71.286" calcext:value-type="float">
            <text:p>71.286</text:p>
          </table:table-cell>
          <table:table-cell table:style-name="ce22"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69.393" calcext:value-type="float">
            <text:p>69.393</text:p>
          </table:table-cell>
          <table:table-cell table:style-name="ce22"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69.929" calcext:value-type="float">
            <text:p>69.929</text:p>
          </table:table-cell>
          <table:table-cell table:style-name="ce22"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3.182" calcext:value-type="float">
            <text:p>83.182</text:p>
          </table:table-cell>
          <table:table-cell table:style-name="ce23" office:value-type="float" office:value="76.001" calcext:value-type="float">
            <text:p>76.001</text:p>
          </table:table-cell>
          <table:table-cell table:style-name="ce25" office:value-type="float" office:value="90.364" calcext:value-type="float">
            <text:p>90.364</text:p>
          </table:table-cell>
          <table:table-cell table:style-name="ce27" office:value-type="float" office:value="89.629" calcext:value-type="float">
            <text:p>89.6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2.635" calcext:value-type="float">
            <text:p>82.635</text:p>
          </table:table-cell>
          <table:table-cell table:style-name="ce22"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2.636" calcext:value-type="float">
            <text:p>82.636</text:p>
          </table:table-cell>
          <table:table-cell table:style-name="ce22"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79.182" calcext:value-type="float">
            <text:p>79.182</text:p>
          </table:table-cell>
          <table:table-cell table:style-name="ce22"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5.547" calcext:value-type="float">
            <text:p>85.547</text:p>
          </table:table-cell>
          <table:table-cell table:style-name="ce22"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79.82" calcext:value-type="float">
            <text:p>79.82</text:p>
          </table:table-cell>
          <table:table-cell table:style-name="ce22"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2.909" calcext:value-type="float">
            <text:p>82.909</text:p>
          </table:table-cell>
          <table:table-cell table:style-name="ce22"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1.365" calcext:value-type="float">
            <text:p>81.365</text:p>
          </table:table-cell>
          <table:table-cell table:style-name="ce22"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4.454" calcext:value-type="float">
            <text:p>84.454</text:p>
          </table:table-cell>
          <table:table-cell table:style-name="ce22"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2.729" calcext:value-type="float">
            <text:p>82.729</text:p>
          </table:table-cell>
          <table:table-cell table:style-name="ce22"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21" office:value-type="float" office:value="82.819" calcext:value-type="float">
            <text:p>82.819</text:p>
          </table:table-cell>
          <table:table-cell table:style-name="ce22"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table:style-name="ce22"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table:style-name="ce22"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table:style-name="ce22"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table:style-name="ce22"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table:style-name="ce22"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table:style-name="ce22"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table:style-name="ce22"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9.178" calcext:value-type="float">
            <text:p>69.178</text:p>
          </table:table-cell>
          <table:table-cell table:style-name="ce22"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8.035" calcext:value-type="float">
            <text:p>68.035</text:p>
          </table:table-cell>
          <table:table-cell table:style-name="ce22"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8.358" calcext:value-type="float">
            <text:p>68.358</text:p>
          </table:table-cell>
          <table:table-cell table:style-name="ce22"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4.393" calcext:value-type="float">
            <text:p>64.393</text:p>
          </table:table-cell>
          <table:table-cell table:style-name="ce22"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6.071" calcext:value-type="float">
            <text:p>66.071</text:p>
          </table:table-cell>
          <table:table-cell table:style-name="ce22"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5.786" calcext:value-type="float">
            <text:p>65.786</text:p>
          </table:table-cell>
          <table:table-cell table:style-name="ce22"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70.678" calcext:value-type="float">
            <text:p>70.678</text:p>
          </table:table-cell>
          <table:table-cell table:style-name="ce22"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8.678" calcext:value-type="float">
            <text:p>68.678</text:p>
          </table:table-cell>
          <table:table-cell table:style-name="ce22"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69.25" calcext:value-type="float">
            <text:p>69.25</text:p>
          </table:table-cell>
          <table:table-cell table:style-name="ce22"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2.363" calcext:value-type="float">
            <text:p>82.363</text:p>
          </table:table-cell>
          <table:table-cell table:style-name="ce22"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1.546" calcext:value-type="float">
            <text:p>81.546</text:p>
          </table:table-cell>
          <table:table-cell table:style-name="ce22"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0.908" calcext:value-type="float">
            <text:p>80.908</text:p>
          </table:table-cell>
          <table:table-cell table:style-name="ce22"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77.271" calcext:value-type="float">
            <text:p>77.271</text:p>
          </table:table-cell>
          <table:table-cell table:style-name="ce22"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5.455" calcext:value-type="float">
            <text:p>85.455</text:p>
          </table:table-cell>
          <table:table-cell table:style-name="ce22"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78.911" calcext:value-type="float">
            <text:p>78.911</text:p>
          </table:table-cell>
          <table:table-cell table:style-name="ce22"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1.09" calcext:value-type="float">
            <text:p>81.09</text:p>
          </table:table-cell>
          <table:table-cell table:style-name="ce22"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2.275" calcext:value-type="float">
            <text:p>82.275</text:p>
          </table:table-cell>
          <table:table-cell table:style-name="ce22"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4.636" calcext:value-type="float">
            <text:p>84.636</text:p>
          </table:table-cell>
          <table:table-cell table:style-name="ce22"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1.91" calcext:value-type="float">
            <text:p>81.91</text:p>
          </table:table-cell>
          <table:table-cell table:style-name="ce22"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21" office:value-type="float" office:value="82.728" calcext:value-type="float">
            <text:p>82.728</text:p>
          </table:table-cell>
          <table:table-cell table:style-name="ce22"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table:style-name="ce22"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table:style-name="ce22"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table:style-name="ce22"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table:style-name="ce22"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table:style-name="ce22"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table:style-name="ce22"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table:style-name="ce22"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</table:table-row>
        <table:table-row table:style-name="ro2" table:number-rows-repeated="20">
          <table:table-cell table:number-columns-repeated="7"/>
          <table:table-cell table:style-name="ce1"/>
          <table:table-cell table:number-columns-repeated="3"/>
          <table:table-cell table:style-name="ce21"/>
          <table:table-cell table:style-name="ce22"/>
          <table:table-cell table:number-columns-repeated="2"/>
        </table:table-row>
        <table:table-row table:style-name="ro2" table:number-rows-repeated="7">
          <table:table-cell table:number-columns-repeated="7"/>
          <table:table-cell table:style-name="ce1"/>
          <table:table-cell table:number-columns-repeated="4"/>
          <table:table-cell table:style-name="ce22"/>
          <table:table-cell table:number-columns-repeated="2"/>
        </table:table-row>
        <table:table-row table:style-name="ro2" table:number-rows-repeated="20">
          <table:table-cell table:number-columns-repeated="7"/>
          <table:table-cell table:style-name="ce1"/>
          <table:table-cell table:number-columns-repeated="3"/>
          <table:table-cell table:style-name="ce21"/>
          <table:table-cell table:style-name="ce22"/>
          <table:table-cell table:number-columns-repeated="2"/>
        </table:table-row>
        <table:table-row table:style-name="ro2" table:number-rows-repeated="7">
          <table:table-cell table:number-columns-repeated="7"/>
          <table:table-cell table:style-name="ce1"/>
          <table:table-cell table:number-columns-repeated="4"/>
          <table:table-cell table:style-name="ce22"/>
          <table:table-cell table:number-columns-repeated="2"/>
        </table:table-row>
        <table:table-row table:style-name="ro2" table:number-rows-repeated="20">
          <table:table-cell table:number-columns-repeated="7"/>
          <table:table-cell table:style-name="ce1"/>
          <table:table-cell table:number-columns-repeated="3"/>
          <table:table-cell table:style-name="ce21"/>
          <table:table-cell table:style-name="ce22"/>
          <table:table-cell table:number-columns-repeated="2"/>
        </table:table-row>
        <table:table-row table:style-name="ro2" table:number-rows-repeated="7">
          <table:table-cell table:number-columns-repeated="7"/>
          <table:table-cell table:style-name="ce1"/>
          <table:table-cell table:number-columns-repeated="4"/>
          <table:table-cell table:style-name="ce22"/>
          <table:table-cell table:number-columns-repeated="2"/>
        </table:table-row>
        <table:table-row table:style-name="ro2" table:number-rows-repeated="20">
          <table:table-cell table:number-columns-repeated="7"/>
          <table:table-cell table:style-name="ce1"/>
          <table:table-cell table:number-columns-repeated="3"/>
          <table:table-cell table:style-name="ce21"/>
          <table:table-cell table:style-name="ce22"/>
          <table:table-cell table:number-columns-repeated="2"/>
        </table:table-row>
        <table:table-row table:style-name="ro2" table:number-rows-repeated="7">
          <table:table-cell table:number-columns-repeated="7"/>
          <table:table-cell table:style-name="ce1"/>
          <table:table-cell table:number-columns-repeated="4"/>
          <table:table-cell table:style-name="ce22"/>
          <table:table-cell table:number-columns-repeated="2"/>
        </table:table-row>
        <table:table-row table:style-name="ro2" table:number-rows-repeated="20">
          <table:table-cell table:number-columns-repeated="7"/>
          <table:table-cell table:style-name="ce1"/>
          <table:table-cell table:number-columns-repeated="3"/>
          <table:table-cell table:style-name="ce21"/>
          <table:table-cell table:style-name="ce22"/>
          <table:table-cell table:number-columns-repeated="2"/>
        </table:table-row>
        <table:table-row table:style-name="ro2" table:number-rows-repeated="7">
          <table:table-cell table:number-columns-repeated="7"/>
          <table:table-cell table:style-name="ce1"/>
          <table:table-cell table:number-columns-repeated="4"/>
          <table:table-cell table:style-name="ce22"/>
          <table:table-cell table:number-columns-repeated="2"/>
        </table:table-row>
        <table:table-row table:style-name="ro2" table:number-rows-repeated="20">
          <table:table-cell table:number-columns-repeated="7"/>
          <table:table-cell table:style-name="ce1"/>
          <table:table-cell table:number-columns-repeated="3"/>
          <table:table-cell table:style-name="ce21"/>
          <table:table-cell table:style-name="ce22"/>
          <table:table-cell table:number-columns-repeated="2"/>
        </table:table-row>
        <table:table-row table:style-name="ro2" table:number-rows-repeated="7">
          <table:table-cell table:number-columns-repeated="7"/>
          <table:table-cell table:style-name="ce1"/>
          <table:table-cell table:number-columns-repeated="4"/>
          <table:table-cell table:style-name="ce22"/>
          <table:table-cell table:number-columns-repeated="2"/>
        </table:table-row>
        <table:table-row table:style-name="ro2" table:number-rows-repeated="1048358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RF.L162:RF.L1048576 RF.L1:RF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L2:RF.L16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E1:RF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F.M75:RF.M217 RF.M1:RF.M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N75:RF.N1048576 RF.N1:RF.N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O75:RF.O1048576 RF.O1:RF.O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O74:RF.O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M74:RF.M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N74:RF.N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C1:RF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F by task+preprocess" table:style-name="ta1">
        <table:table-column table:style-name="co13" table:number-columns-repeated="2" table:default-cell-style-name="Default"/>
        <table:table-column table:style-name="co13" table:default-cell-style-name="ce29"/>
        <table:table-column table:style-name="co13" table:default-cell-style-name="Default"/>
        <table:table-column table:style-name="co13" table:default-cell-style-name="ce31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number-columns-repeated="3" table:default-cell-style-name="Default"/>
        <table:table-column table:style-name="co13" table:default-cell-style-name="ce33"/>
        <table:table-column table:style-name="co13" table:default-cell-style-name="ce35"/>
        <table:table-column table:style-name="co13" table:default-cell-style-name="ce37"/>
        <table:table-column table:style-name="co13" table:default-cell-style-name="ce39"/>
        <table:table-column table:style-name="co13" table:number-columns-repeated="2" table:default-cell-style-name="Default"/>
        <table:table-row table:style-name="ro1">
          <table:table-cell/>
          <table:table-cell office:value-type="string" calcext:value-type="string">
            <text:p>use_training_form</text:p>
          </table:table-cell>
          <table:table-cell table:style-name="ce28"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table:style-name="ce30"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table:style-name="Default"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table:style-name="ce32" office:value-type="string" calcext:value-type="string">
            <text:p>accuracy</text:p>
          </table:table-cell>
          <table:table-cell table:style-name="ce34" office:value-type="string" calcext:value-type="string">
            <text:p>safe_macro_sensitivity</text:p>
          </table:table-cell>
          <table:table-cell table:style-name="ce36" office:value-type="string" calcext:value-type="string">
            <text:p>safe_macro_specificity</text:p>
          </table:table-cell>
          <table:table-cell table:style-name="ce38" office:value-type="string" calcext:value-type="string">
            <text:p>safe_macro_PPV</text:p>
          </table:table-cell>
          <table:table-cell/>
          <table:table-cell office:value-type="string" calcext:value-type="string">
            <text:p>Scelti per OVER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0.214" calcext:value-type="float">
            <text:p>70.214</text:p>
          </table:table-cell>
          <table:table-cell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  <table:table-cell/>
          <table:table-cell table:style-name="ce16" office:value-type="string" calcext:value-type="string">
            <text:p>Nota che in covid-august-v2 arriviamo a 71.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178" calcext:value-type="float">
            <text:p>69.178</text:p>
          </table:table-cell>
          <table:table-cell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4.894" calcext:value-type="float">
            <text:p>64.894</text:p>
          </table:table-cell>
          <table:table-cell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4.393" calcext:value-type="float">
            <text:p>64.393</text:p>
          </table:table-cell>
          <table:table-cell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286" calcext:value-type="float">
            <text:p>71.286</text:p>
          </table:table-cell>
          <table:table-cell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  <table:table-cell/>
          <table:table-cell table:style-name="ce16" office:value-type="string" calcext:value-type="string">
            <text:p>Nota che in covid-august-v2 arriviamo a 72.4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0.678" calcext:value-type="float">
            <text:p>70.678</text:p>
          </table:table-cell>
          <table:table-cell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535" calcext:value-type="float">
            <text:p>68.535</text:p>
          </table:table-cell>
          <table:table-cell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214" calcext:value-type="float">
            <text:p>66.214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5.786" calcext:value-type="float">
            <text:p>65.786</text:p>
          </table:table-cell>
          <table:table-cell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393" calcext:value-type="float">
            <text:p>69.393</text:p>
          </table:table-cell>
          <table:table-cell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678" calcext:value-type="float">
            <text:p>68.678</text:p>
          </table:table-cell>
          <table:table-cell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999" calcext:value-type="float">
            <text:p>68.999</text:p>
          </table:table-cell>
          <table:table-cell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035" calcext:value-type="float">
            <text:p>68.035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822" calcext:value-type="float">
            <text:p>66.822</text:p>
          </table:table-cell>
          <table:table-cell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  <table:table-cell/>
          <table:table-cell table:style-name="ce16" office:value-type="string" calcext:value-type="string">
            <text:p>Nota che in covid-august-v2 arriviamo a 69.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6.071" calcext:value-type="float">
            <text:p>66.071</text:p>
          </table:table-cell>
          <table:table-cell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929" calcext:value-type="float">
            <text:p>69.929</text:p>
          </table:table-cell>
          <table:table-cell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25" calcext:value-type="float">
            <text:p>69.25</text:p>
          </table:table-cell>
          <table:table-cell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3.182" calcext:value-type="float">
            <text:p>83.182</text:p>
          </table:table-cell>
          <table:table-cell office:value-type="float" office:value="76.001" calcext:value-type="float">
            <text:p>76.001</text:p>
          </table:table-cell>
          <table:table-cell office:value-type="float" office:value="90.364" calcext:value-type="float">
            <text:p>90.364</text:p>
          </table:table-cell>
          <table:table-cell office:value-type="float" office:value="89.629" calcext:value-type="float">
            <text:p>89.629</text:p>
          </table:table-cell>
          <table:table-cell/>
          <table:table-cell table:style-name="ce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363" calcext:value-type="float">
            <text:p>82.363</text:p>
          </table:table-cell>
          <table:table-cell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182" calcext:value-type="float">
            <text:p>79.182</text:p>
          </table:table-cell>
          <table:table-cell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271" calcext:value-type="float">
            <text:p>77.271</text:p>
          </table:table-cell>
          <table:table-cell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909" calcext:value-type="float">
            <text:p>82.909</text:p>
          </table:table-cell>
          <table:table-cell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09" calcext:value-type="float">
            <text:p>81.09</text:p>
          </table:table-cell>
          <table:table-cell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6" calcext:value-type="float">
            <text:p>82.636</text:p>
          </table:table-cell>
          <table:table-cell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0.908" calcext:value-type="float">
            <text:p>80.908</text:p>
          </table:table-cell>
          <table:table-cell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82" calcext:value-type="float">
            <text:p>79.82</text:p>
          </table:table-cell>
          <table:table-cell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11" calcext:value-type="float">
            <text:p>78.911</text:p>
          </table:table-cell>
          <table:table-cell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365" calcext:value-type="float">
            <text:p>81.365</text:p>
          </table:table-cell>
          <table:table-cell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5" calcext:value-type="float">
            <text:p>82.275</text:p>
          </table:table-cell>
          <table:table-cell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5" calcext:value-type="float">
            <text:p>82.635</text:p>
          </table:table-cell>
          <table:table-cell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546" calcext:value-type="float">
            <text:p>81.546</text:p>
          </table:table-cell>
          <table:table-cell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7" calcext:value-type="float">
            <text:p>85.547</text:p>
          </table:table-cell>
          <table:table-cell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  <table:table-cell/>
          <table:table-cell table:style-name="ce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455" calcext:value-type="float">
            <text:p>85.455</text:p>
          </table:table-cell>
          <table:table-cell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4.454" calcext:value-type="float">
            <text:p>84.454</text:p>
          </table:table-cell>
          <table:table-cell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4.636" calcext:value-type="float">
            <text:p>84.636</text:p>
          </table:table-cell>
          <table:table-cell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  <table:table-cell/>
          <table:table-cell table:style-name="ce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729" calcext:value-type="float">
            <text:p>82.729</text:p>
          </table:table-cell>
          <table:table-cell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91" calcext:value-type="float">
            <text:p>81.91</text:p>
          </table:table-cell>
          <table:table-cell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  <table:table-cell/>
          <table:table-cell table:style-name="ce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819" calcext:value-type="float">
            <text:p>82.819</text:p>
          </table:table-cell>
          <table:table-cell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  <table:table-cell/>
          <table:table-cell table:style-name="ce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728" calcext:value-type="float">
            <text:p>82.728</text:p>
          </table:table-cell>
          <table:table-cell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  <table:table-cell/>
          <table:table-cell table:style-name="ce16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  <table:table-cell table:number-columns-repeated="2"/>
        </table:table-row>
        <calcext:conditional-formats>
          <calcext:conditional-format calcext:target-range-address="'RF by task+preprocess'.L1:'RF by task+preprocess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E1:'RF by task+preprocess'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preprocess'.M1:'RF by task+preprocess'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N1:'RF by task+preprocess'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O1:'RF by task+preprocess'.O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C1:'RF by task+preprocess'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preprocess'.L2:'RF by task+preprocess'.L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E2:'RF by task+preprocess'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preprocess'.M2:'RF by task+preprocess'.M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N2:'RF by task+preprocess'.N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O2:'RF by task+preprocess'.O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C2:'RF by task+preprocess'.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F by preprocess+task" table:style-name="ta1">
        <table:table-column table:style-name="co13" table:number-columns-repeated="2" table:default-cell-style-name="Default"/>
        <table:table-column table:style-name="co13" table:default-cell-style-name="ce42"/>
        <table:table-column table:style-name="co13" table:default-cell-style-name="Default"/>
        <table:table-column table:style-name="co13" table:default-cell-style-name="ce44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number-columns-repeated="3" table:default-cell-style-name="Default"/>
        <table:table-column table:style-name="co13" table:default-cell-style-name="ce46"/>
        <table:table-column table:style-name="co13" table:default-cell-style-name="ce48"/>
        <table:table-column table:style-name="co13" table:default-cell-style-name="ce50"/>
        <table:table-column table:style-name="co13" table:default-cell-style-name="ce52"/>
        <table:table-row table:style-name="ro1">
          <table:table-cell/>
          <table:table-cell office:value-type="string" calcext:value-type="string">
            <text:p>use_training_form</text:p>
          </table:table-cell>
          <table:table-cell table:style-name="ce41"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table:style-name="ce43"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table:style-name="Default"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table:style-name="ce45" office:value-type="string" calcext:value-type="string">
            <text:p>accuracy</text:p>
          </table:table-cell>
          <table:table-cell table:style-name="ce47" office:value-type="string" calcext:value-type="string">
            <text:p>safe_macro_sensitivity</text:p>
          </table:table-cell>
          <table:table-cell table:style-name="ce49" office:value-type="string" calcext:value-type="string">
            <text:p>safe_macro_specificity</text:p>
          </table:table-cell>
          <table:table-cell table:style-name="ce51" office:value-type="string" calcext:value-type="string">
            <text:p>safe_macro_PP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0.214" calcext:value-type="float">
            <text:p>70.214</text:p>
          </table:table-cell>
          <table:table-cell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178" calcext:value-type="float">
            <text:p>69.178</text:p>
          </table:table-cell>
          <table:table-cell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4.894" calcext:value-type="float">
            <text:p>64.894</text:p>
          </table:table-cell>
          <table:table-cell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4.393" calcext:value-type="float">
            <text:p>64.393</text:p>
          </table:table-cell>
          <table:table-cell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286" calcext:value-type="float">
            <text:p>71.286</text:p>
          </table:table-cell>
          <table:table-cell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0.678" calcext:value-type="float">
            <text:p>70.678</text:p>
          </table:table-cell>
          <table:table-cell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3.182" calcext:value-type="float">
            <text:p>83.182</text:p>
          </table:table-cell>
          <table:table-cell office:value-type="float" office:value="76.001" calcext:value-type="float">
            <text:p>76.001</text:p>
          </table:table-cell>
          <table:table-cell office:value-type="float" office:value="90.364" calcext:value-type="float">
            <text:p>90.364</text:p>
          </table:table-cell>
          <table:table-cell office:value-type="float" office:value="89.629" calcext:value-type="float">
            <text:p>89.6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363" calcext:value-type="float">
            <text:p>82.363</text:p>
          </table:table-cell>
          <table:table-cell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182" calcext:value-type="float">
            <text:p>79.182</text:p>
          </table:table-cell>
          <table:table-cell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271" calcext:value-type="float">
            <text:p>77.271</text:p>
          </table:table-cell>
          <table:table-cell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909" calcext:value-type="float">
            <text:p>82.909</text:p>
          </table:table-cell>
          <table:table-cell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09" calcext:value-type="float">
            <text:p>81.09</text:p>
          </table:table-cell>
          <table:table-cell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729" calcext:value-type="float">
            <text:p>82.729</text:p>
          </table:table-cell>
          <table:table-cell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91" calcext:value-type="float">
            <text:p>81.91</text:p>
          </table:table-cell>
          <table:table-cell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535" calcext:value-type="float">
            <text:p>68.535</text:p>
          </table:table-cell>
          <table:table-cell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214" calcext:value-type="float">
            <text:p>66.214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5.786" calcext:value-type="float">
            <text:p>65.786</text:p>
          </table:table-cell>
          <table:table-cell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393" calcext:value-type="float">
            <text:p>69.393</text:p>
          </table:table-cell>
          <table:table-cell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678" calcext:value-type="float">
            <text:p>68.678</text:p>
          </table:table-cell>
          <table:table-cell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6" calcext:value-type="float">
            <text:p>82.636</text:p>
          </table:table-cell>
          <table:table-cell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0.908" calcext:value-type="float">
            <text:p>80.908</text:p>
          </table:table-cell>
          <table:table-cell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82" calcext:value-type="float">
            <text:p>79.82</text:p>
          </table:table-cell>
          <table:table-cell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11" calcext:value-type="float">
            <text:p>78.911</text:p>
          </table:table-cell>
          <table:table-cell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365" calcext:value-type="float">
            <text:p>81.365</text:p>
          </table:table-cell>
          <table:table-cell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5" calcext:value-type="float">
            <text:p>82.275</text:p>
          </table:table-cell>
          <table:table-cell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999" calcext:value-type="float">
            <text:p>68.999</text:p>
          </table:table-cell>
          <table:table-cell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035" calcext:value-type="float">
            <text:p>68.035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822" calcext:value-type="float">
            <text:p>66.822</text:p>
          </table:table-cell>
          <table:table-cell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6.071" calcext:value-type="float">
            <text:p>66.071</text:p>
          </table:table-cell>
          <table:table-cell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929" calcext:value-type="float">
            <text:p>69.929</text:p>
          </table:table-cell>
          <table:table-cell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25" calcext:value-type="float">
            <text:p>69.25</text:p>
          </table:table-cell>
          <table:table-cell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5" calcext:value-type="float">
            <text:p>82.635</text:p>
          </table:table-cell>
          <table:table-cell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546" calcext:value-type="float">
            <text:p>81.546</text:p>
          </table:table-cell>
          <table:table-cell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7" calcext:value-type="float">
            <text:p>85.547</text:p>
          </table:table-cell>
          <table:table-cell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455" calcext:value-type="float">
            <text:p>85.455</text:p>
          </table:table-cell>
          <table:table-cell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4.454" calcext:value-type="float">
            <text:p>84.454</text:p>
          </table:table-cell>
          <table:table-cell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4.636" calcext:value-type="float">
            <text:p>84.636</text:p>
          </table:table-cell>
          <table:table-cell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819" calcext:value-type="float">
            <text:p>82.819</text:p>
          </table:table-cell>
          <table:table-cell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728" calcext:value-type="float">
            <text:p>82.728</text:p>
          </table:table-cell>
          <table:table-cell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</table:table-row>
        <calcext:conditional-formats>
          <calcext:conditional-format calcext:target-range-address="'RF by preprocess+task'.L1:'RF by preprocess+task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E1:'RF by preprocess+task'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preprocess+task'.M1:'RF by preprocess+task'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N1:'RF by preprocess+task'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O1:'RF by preprocess+task'.O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C1:'RF by preprocess+task'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preprocess+task'.L2:'RF by preprocess+task'.L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E2:'RF by preprocess+task'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preprocess+task'.M2:'RF by preprocess+task'.M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N2:'RF by preprocess+task'.N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O2:'RF by preprocess+task'.O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C2:'RF by preprocess+task'.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F by task+ver+preprocess" table:style-name="ta1">
        <table:table-column table:style-name="co13" table:number-columns-repeated="2" table:default-cell-style-name="Default"/>
        <table:table-column table:style-name="co13" table:default-cell-style-name="ce54"/>
        <table:table-column table:style-name="co13" table:default-cell-style-name="Default"/>
        <table:table-column table:style-name="co13" table:default-cell-style-name="ce56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number-columns-repeated="3" table:default-cell-style-name="Default"/>
        <table:table-column table:style-name="co13" table:default-cell-style-name="ce58"/>
        <table:table-column table:style-name="co13" table:default-cell-style-name="ce60"/>
        <table:table-column table:style-name="co13" table:default-cell-style-name="ce62"/>
        <table:table-column table:style-name="co13" table:default-cell-style-name="ce64"/>
        <table:table-column table:style-name="co13" table:number-columns-repeated="2" table:default-cell-style-name="Default"/>
        <table:table-row table:style-name="ro1">
          <table:table-cell/>
          <table:table-cell office:value-type="string" calcext:value-type="string">
            <text:p>use_training_form</text:p>
          </table:table-cell>
          <table:table-cell table:style-name="ce53"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table:style-name="ce55"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table:style-name="Default"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table:style-name="ce57" office:value-type="string" calcext:value-type="string">
            <text:p>accuracy</text:p>
          </table:table-cell>
          <table:table-cell table:style-name="ce59" office:value-type="string" calcext:value-type="string">
            <text:p>safe_macro_sensitivity</text:p>
          </table:table-cell>
          <table:table-cell table:style-name="ce61" office:value-type="string" calcext:value-type="string">
            <text:p>safe_macro_specificity</text:p>
          </table:table-cell>
          <table:table-cell table:style-name="ce63" office:value-type="string" calcext:value-type="string">
            <text:p>safe_macro_PPV</text:p>
          </table:table-cell>
          <table:table-cell/>
          <table:table-cell office:value-type="string" calcext:value-type="string">
            <text:p>Scelti per OVERLA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0.214" calcext:value-type="float">
            <text:p>70.214</text:p>
          </table:table-cell>
          <table:table-cell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  <table:table-cell/>
          <table:table-cell table:style-name="ce16" office:value-type="string" calcext:value-type="string">
            <text:p>Nota che in covid-august-v2 arriviamo a 71.4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178" calcext:value-type="float">
            <text:p>69.178</text:p>
          </table:table-cell>
          <table:table-cell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535" calcext:value-type="float">
            <text:p>68.535</text:p>
          </table:table-cell>
          <table:table-cell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999" calcext:value-type="float">
            <text:p>68.999</text:p>
          </table:table-cell>
          <table:table-cell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035" calcext:value-type="float">
            <text:p>68.035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4.894" calcext:value-type="float">
            <text:p>64.894</text:p>
          </table:table-cell>
          <table:table-cell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4.393" calcext:value-type="float">
            <text:p>64.393</text:p>
          </table:table-cell>
          <table:table-cell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214" calcext:value-type="float">
            <text:p>66.214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5.786" calcext:value-type="float">
            <text:p>65.786</text:p>
          </table:table-cell>
          <table:table-cell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822" calcext:value-type="float">
            <text:p>66.822</text:p>
          </table:table-cell>
          <table:table-cell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  <table:table-cell/>
          <table:table-cell table:style-name="ce16" office:value-type="string" calcext:value-type="string">
            <text:p>Nota che in covid-august-v2 arriviamo a 69.10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6.071" calcext:value-type="float">
            <text:p>66.071</text:p>
          </table:table-cell>
          <table:table-cell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286" calcext:value-type="float">
            <text:p>71.286</text:p>
          </table:table-cell>
          <table:table-cell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  <table:table-cell/>
          <table:table-cell table:style-name="ce16" office:value-type="string" calcext:value-type="string">
            <text:p>Nota che in covid-august-v2 arriviamo a 72.46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0.678" calcext:value-type="float">
            <text:p>70.678</text:p>
          </table:table-cell>
          <table:table-cell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393" calcext:value-type="float">
            <text:p>69.393</text:p>
          </table:table-cell>
          <table:table-cell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678" calcext:value-type="float">
            <text:p>68.678</text:p>
          </table:table-cell>
          <table:table-cell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929" calcext:value-type="float">
            <text:p>69.929</text:p>
          </table:table-cell>
          <table:table-cell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25" calcext:value-type="float">
            <text:p>69.25</text:p>
          </table:table-cell>
          <table:table-cell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3.182" calcext:value-type="float">
            <text:p>83.182</text:p>
          </table:table-cell>
          <table:table-cell office:value-type="float" office:value="76.001" calcext:value-type="float">
            <text:p>76.001</text:p>
          </table:table-cell>
          <table:table-cell office:value-type="float" office:value="90.364" calcext:value-type="float">
            <text:p>90.364</text:p>
          </table:table-cell>
          <table:table-cell office:value-type="float" office:value="89.629" calcext:value-type="float">
            <text:p>89.629</text:p>
          </table:table-cell>
          <table:table-cell/>
          <table:table-cell table:style-name="ce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363" calcext:value-type="float">
            <text:p>82.363</text:p>
          </table:table-cell>
          <table:table-cell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6" calcext:value-type="float">
            <text:p>82.636</text:p>
          </table:table-cell>
          <table:table-cell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0.908" calcext:value-type="float">
            <text:p>80.908</text:p>
          </table:table-cell>
          <table:table-cell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5" calcext:value-type="float">
            <text:p>82.635</text:p>
          </table:table-cell>
          <table:table-cell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546" calcext:value-type="float">
            <text:p>81.546</text:p>
          </table:table-cell>
          <table:table-cell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182" calcext:value-type="float">
            <text:p>79.182</text:p>
          </table:table-cell>
          <table:table-cell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271" calcext:value-type="float">
            <text:p>77.271</text:p>
          </table:table-cell>
          <table:table-cell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82" calcext:value-type="float">
            <text:p>79.82</text:p>
          </table:table-cell>
          <table:table-cell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11" calcext:value-type="float">
            <text:p>78.911</text:p>
          </table:table-cell>
          <table:table-cell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7" calcext:value-type="float">
            <text:p>85.547</text:p>
          </table:table-cell>
          <table:table-cell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  <table:table-cell/>
          <table:table-cell table:style-name="ce1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455" calcext:value-type="float">
            <text:p>85.455</text:p>
          </table:table-cell>
          <table:table-cell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909" calcext:value-type="float">
            <text:p>82.909</text:p>
          </table:table-cell>
          <table:table-cell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09" calcext:value-type="float">
            <text:p>81.09</text:p>
          </table:table-cell>
          <table:table-cell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365" calcext:value-type="float">
            <text:p>81.365</text:p>
          </table:table-cell>
          <table:table-cell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5" calcext:value-type="float">
            <text:p>82.275</text:p>
          </table:table-cell>
          <table:table-cell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4.454" calcext:value-type="float">
            <text:p>84.454</text:p>
          </table:table-cell>
          <table:table-cell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4.636" calcext:value-type="float">
            <text:p>84.636</text:p>
          </table:table-cell>
          <table:table-cell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  <table:table-cell/>
          <table:table-cell table:style-name="ce16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729" calcext:value-type="float">
            <text:p>82.729</text:p>
          </table:table-cell>
          <table:table-cell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91" calcext:value-type="float">
            <text:p>81.91</text:p>
          </table:table-cell>
          <table:table-cell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819" calcext:value-type="float">
            <text:p>82.819</text:p>
          </table:table-cell>
          <table:table-cell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  <table:table-cell/>
          <table:table-cell table:style-name="ce16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728" calcext:value-type="float">
            <text:p>82.728</text:p>
          </table:table-cell>
          <table:table-cell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  <table:table-cell/>
          <table:table-cell table:style-name="ce1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  <table:table-cell/>
          <table:table-cell table:style-name="ce16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  <table:table-cell table:number-columns-repeated="2"/>
        </table:table-row>
        <calcext:conditional-formats>
          <calcext:conditional-format calcext:target-range-address="'RF by task+ver+preprocess'.L1:'RF by task+ver+preprocess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E1:'RF by task+ver+preprocess'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ver+preprocess'.M1:'RF by task+ver+preprocess'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N1:'RF by task+ver+preprocess'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O1:'RF by task+ver+preprocess'.O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C1:'RF by task+ver+preprocess'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ver+preprocess'.L2:'RF by task+ver+preprocess'.L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E2:'RF by task+ver+preprocess'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ver+preprocess'.M2:'RF by task+ver+preprocess'.M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N2:'RF by task+ver+preprocess'.N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O2:'RF by task+ver+preprocess'.O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C2:'RF by task+ver+preprocess'.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full_columns-agg'.A1:'full_columns-agg'.L217" table:contains-header="false">
          <table:sort>
            <table:sort-by table:field-number="10" table:data-type="automatic"/>
          </table:sort>
        </table:database-range>
        <table:database-range table:name="__Anonymous_Sheet_DB__1" table:target-range-address="RF.A1:RF.AMJ1048576" table:contains-header="false">
          <table:sort>
            <table:sort-by table:field-number="10" table:data-type="automatic"/>
          </table:sort>
        </table:database-range>
        <table:database-range table:name="__Anonymous_Sheet_DB__2" table:target-range-address="'RF by task+preprocess'.A2:'RF by task+preprocess'.O55" table:contains-header="false">
          <table:sort>
            <table:sort-by table:field-number="2" table:data-type="automatic"/>
            <table:sort-by table:field-number="8" table:data-type="automatic"/>
            <table:sort-by table:field-number="4" table:data-type="automatic"/>
          </table:sort>
        </table:database-range>
        <table:database-range table:name="__Anonymous_Sheet_DB__3" table:target-range-address="'RF by preprocess+task'.A2:'RF by preprocess+task'.O55" table:contains-header="false">
          <table:sort>
            <table:sort-by table:field-number="8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name="__Anonymous_Sheet_DB__4" table:target-range-address="'RF by task+ver+preprocess'.A2:'RF by task+ver+preprocess'.AMJ55" table:contains-header="false">
          <table:sort>
            <table:sort-by table:field-number="2" table:data-type="automatic"/>
            <table:sort-by table:field-number="4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2:14:48.828422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3T12:39:34.132889425</dc:date>
    <meta:editing-duration>PT1H45M5S</meta:editing-duration>
    <meta:editing-cycles>11</meta:editing-cycles>
    <meta:generator>LibreOffice/6.4.7.2$Linux_X86_64 LibreOffice_project/40$Build-2</meta:generator>
    <meta:document-statistic meta:table-count="5" meta:cell-count="6558" meta:object-count="0"/>
  </office:meta>
</office:document-meta>
</file>